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52.5pt"/>
    </style:style>
    <style:style style:name="co2" style:family="table-column">
      <style:table-column-properties fo:break-before="auto" style:column-width="60.75pt"/>
    </style:style>
    <style:style style:name="co3" style:family="table-column">
      <style:table-column-properties fo:break-before="auto" style:column-width="108.74pt"/>
    </style:style>
    <style:style style:name="co4" style:family="table-column">
      <style:table-column-properties fo:break-before="auto" style:column-width="51.76pt"/>
    </style:style>
    <style:style style:name="co5" style:family="table-column">
      <style:table-column-properties fo:break-before="auto" style:column-width="199.5pt"/>
    </style:style>
    <style:style style:name="co6" style:family="table-column">
      <style:table-column-properties fo:break-before="auto" style:column-width="81.75pt"/>
    </style:style>
    <style:style style:name="co7" style:family="table-column">
      <style:table-column-properties fo:break-before="auto" style:column-width="102.76pt"/>
    </style:style>
    <style:style style:name="co8" style:family="table-column">
      <style:table-column-properties fo:break-before="auto" style:column-width="113.24pt"/>
    </style:style>
    <style:style style:name="co9" style:family="table-column">
      <style:table-column-properties fo:break-before="auto" style:column-width="312.75pt"/>
    </style:style>
    <style:style style:name="co10" style:family="table-column">
      <style:table-column-properties fo:break-before="auto" style:column-width="1461.74pt"/>
    </style:style>
    <style:style style:name="co11" style:family="table-column">
      <style:table-column-properties fo:break-before="auto" style:column-width="101.99pt"/>
    </style:style>
    <style:style style:name="co12" style:family="table-column">
      <style:table-column-properties fo:break-before="auto" style:column-width="91.5pt"/>
    </style:style>
    <style:style style:name="co13" style:family="table-column">
      <style:table-column-properties fo:break-before="auto" style:column-width="390.76pt"/>
    </style:style>
    <style:style style:name="co14" style:family="table-column">
      <style:table-column-properties fo:break-before="auto" style:column-width="435.74pt"/>
    </style:style>
    <style:style style:name="co15" style:family="table-column">
      <style:table-column-properties fo:break-before="auto" style:column-width="178.5pt"/>
    </style:style>
    <style:style style:name="co16" style:family="table-column">
      <style:table-column-properties fo:break-before="auto" style:column-width="137.99pt"/>
    </style:style>
    <style:style style:name="co17" style:family="table-column">
      <style:table-column-properties fo:break-before="auto" style:column-width="99.01pt"/>
    </style:style>
    <style:style style:name="co18" style:family="table-column">
      <style:table-column-properties fo:break-before="auto" style:column-width="134.25pt"/>
    </style:style>
    <style:style style:name="co19" style:family="table-column">
      <style:table-column-properties fo:break-before="auto" style:column-width="492.01pt"/>
    </style:style>
    <style:style style:name="co20" style:family="table-column">
      <style:table-column-properties fo:break-before="auto" style:column-width="155.99pt"/>
    </style:style>
    <style:style style:name="co21" style:family="table-column">
      <style:table-column-properties fo:break-before="auto" style:column-width="7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Villages">
      <style:table-properties table:display="true" style:writing-mode="lr-tb"/>
    </style:style>
    <style:style style:name="ta2" style:family="table" style:master-page-name="PageStyle_5f_Provinces">
      <style:table-properties table:display="true" style:writing-mode="lr-tb"/>
    </style:style>
    <style:style style:name="ta3" style:family="table" style:master-page-name="PageStyle_5f_Stats_5f_1">
      <style:table-properties table:display="true" style:writing-mode="lr-tb"/>
    </style:style>
    <style:style style:name="ta4" style:family="table" style:master-page-name="PageStyle_5f_Stats_5f_2">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fo:background-color="#ed7d31"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4546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4546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illag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number-columns-repeated="16" table:default-cell-style-name="Default"/>
        <table:table-column table:style-name="co11" table:number-columns-repeated="998" table:default-cell-style-name="Default"/>
        <table:table-row table:style-name="ro1">
          <table:table-cell table:style-name="ce1" office:value-type="string" calcext:value-type="string">
            <text:p>ID</text:p>
          </table:table-cell>
          <table:table-cell table:style-name="ce1" office:value-type="string" calcext:value-type="string">
            <text:p>Province</text:p>
          </table:table-cell>
          <table:table-cell table:style-name="ce1" office:value-type="string" calcext:value-type="string">
            <text:p>Name of Location</text:p>
          </table:table-cell>
          <table:table-cell table:style-name="ce1" office:value-type="string" calcext:value-type="string">
            <text:p>Inhabitants</text:p>
          </table:table-cell>
          <table:table-cell table:style-name="ce1" office:value-type="string" calcext:value-type="string">
            <text:p>Health-care centers</text:p>
          </table:table-cell>
          <table:table-cell table:style-name="ce1" office:value-type="string" calcext:value-type="string">
            <text:p>Local Police</text:p>
          </table:table-cell>
          <table:table-cell table:style-name="ce1" office:value-type="string" calcext:value-type="string">
            <text:p>Voluntary Fire Dept.</text:p>
          </table:table-cell>
          <table:table-cell table:style-name="ce1" office:value-type="string" calcext:value-type="string">
            <text:p># Of Police Interventions</text:p>
          </table:table-cell>
          <table:table-cell table:style-name="ce1" office:value-type="string" calcext:value-type="string">
            <text:p>Description of facts</text:p>
          </table:table-cell>
          <table:table-cell table:style-name="ce1" office:value-type="string" calcext:value-type="string">
            <text:p>Documented proof</text:p>
          </table:table-cell>
          <table:table-cell table:style-name="ce1" table:number-columns-repeated="16"/>
          <table:table-cell table:number-columns-repeated="998"/>
        </table:table-row>
        <table:table-row table:style-name="ro1">
          <table:table-cell table:style-name="ce2" office:value-type="float" office:value="1" calcext:value-type="float">
            <text:p>1</text:p>
          </table:table-cell>
          <table:table-cell table:style-name="ce2" office:value-type="string" calcext:value-type="string">
            <text:p>Alt Camp</text:p>
          </table:table-cell>
          <table:table-cell table:style-name="ce2" office:value-type="string" calcext:value-type="string">
            <text:p>Alió</text:p>
          </table:table-cell>
          <table:table-cell table:style-name="ce2" office:value-type="float" office:value="405" calcext:value-type="float">
            <text:p>405</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Spanish Civil Guard (Guardia Civil) turned up</text:p>
          </table:table-cell>
          <table:table-cell table:style-name="ce3" office:value-type="string" calcext:value-type="string">
            <text:p>http://elportalnou.blogspot.com.es/2017/10/lintent-de-repressio-policial-de-lestat.html</text:p>
            <text:p>http://delcamp.cat/politica/minut-minut-arrenca-l1-doctubre</text:p>
            <text:p>http://www.naciodigital.cat/tarragona/noticia/23870/desperfectes/accions/policials/al/camp/tarragona/pugen/fins/35000/euros</text:p>
          </table:table-cell>
          <table:table-cell table:style-name="ce7" table:number-columns-repeated="16"/>
          <table:table-cell table:number-columns-repeated="998"/>
        </table:table-row>
        <table:table-row table:style-name="ro1">
          <table:table-cell table:style-name="ce2" office:value-type="float" office:value="2" calcext:value-type="float">
            <text:p>2</text:p>
          </table:table-cell>
          <table:table-cell table:style-name="ce2" office:value-type="string" calcext:value-type="string">
            <text:p>Alt Camp</text:p>
          </table:table-cell>
          <table:table-cell table:style-name="ce2" office:value-type="string" calcext:value-type="string">
            <text:p>Puigpelat</text:p>
          </table:table-cell>
          <table:table-cell table:style-name="ce2" office:value-type="float" office:value="1121" calcext:value-type="float">
            <text:p>1121</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Spanish Civil Guard (Guardia Civil) turned up very early but eventually they left and people could vote</text:p>
          </table:table-cell>
          <table:table-cell table:style-name="ce3" office:value-type="string" calcext:value-type="string">
            <text:p>http://www.elvallenc.cat/actualitat/la-repressio-policial-a-lalt-camp-deixa-mes-de-vuit-ferits/</text:p>
            <text:p>http://elportalnou.blogspot.com.es/2017/10/lintent-de-repressio-policial-de-lestat.html</text:p>
          </table:table-cell>
          <table:table-cell table:style-name="ce7" table:number-columns-repeated="16"/>
          <table:table-cell table:number-columns-repeated="998"/>
        </table:table-row>
        <table:table-row table:style-name="ro1">
          <table:table-cell table:style-name="ce2" office:value-type="float" office:value="3" calcext:value-type="float">
            <text:p>3</text:p>
          </table:table-cell>
          <table:table-cell table:style-name="ce2" office:value-type="string" calcext:value-type="string">
            <text:p>Alt Camp</text:p>
          </table:table-cell>
          <table:table-cell table:style-name="ce2" office:value-type="string" calcext:value-type="string">
            <text:p>Vilabella</text:p>
          </table:table-cell>
          <table:table-cell table:style-name="ce2" office:value-type="float" office:value="760" calcext:value-type="float">
            <text:p>760</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About 50 Spanish Civil Guards (Guardia Civil) turned up and attacked the neighbours that where guarding the polling ststion</text:p>
          </table:table-cell>
          <table:table-cell table:style-name="ce3" office:value-type="string" calcext:value-type="string">
            <text:p>https://www.youtube.com/watch?v=KexACr3j-xA</text:p>
            <text:p>http://www.elvallenc.cat/actualitat/imatges-de-la-repressio-que-va-viure-el-poble-de-vilabella/</text:p>
            <text:p>http://catmemoria.cat/lloc/vilabella/</text:p>
            <text:p>http://elportalnou.blogspot.com.es/2017/10/lintent-de-repressio-policial-de-lestat.html</text:p>
          </table:table-cell>
          <table:table-cell table:style-name="ce7" table:number-columns-repeated="16"/>
          <table:table-cell table:number-columns-repeated="998"/>
        </table:table-row>
        <table:table-row table:style-name="ro1">
          <table:table-cell table:style-name="ce2" office:value-type="float" office:value="4" calcext:value-type="float">
            <text:p>4</text:p>
          </table:table-cell>
          <table:table-cell table:style-name="ce2" office:value-type="string" calcext:value-type="string">
            <text:p>Alt Camp</text:p>
          </table:table-cell>
          <table:table-cell table:style-name="ce2" office:value-type="string" calcext:value-type="string">
            <text:p>Querol</text:p>
          </table:table-cell>
          <table:table-cell table:style-name="ce2" office:value-type="float" office:value="543" calcext:value-type="float">
            <text:p>543</text:p>
          </table:table-cell>
          <table:table-cell table:style-name="ce3" office:value-type="string" calcext:value-type="string">
            <text:p>Two local health-care consulting rooms</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Spanish Civil Guard (Guardia Civil) turned up. The stopped at the entry of the village and interrogated a few people. After that, they went to Ranxos de Bonany where they found the polling station to be closed.</text:p>
          </table:table-cell>
          <table:table-cell table:style-name="ce2" office:value-type="string" calcext:value-type="string">
            <text:p>In the case of Querol, I've had to confirm police action took place by calling the local town hall</text:p>
          </table:table-cell>
          <table:table-cell table:style-name="ce1" table:number-columns-repeated="16"/>
          <table:table-cell table:number-columns-repeated="998"/>
        </table:table-row>
        <table:table-row table:style-name="ro1">
          <table:table-cell table:style-name="ce2" office:value-type="float" office:value="5" calcext:value-type="float">
            <text:p>5</text:p>
          </table:table-cell>
          <table:table-cell table:style-name="ce2" office:value-type="string" calcext:value-type="string">
            <text:p>Alt Camp</text:p>
          </table:table-cell>
          <table:table-cell table:style-name="ce2" office:value-type="string" calcext:value-type="string">
            <text:p>Cabra del Camp</text:p>
          </table:table-cell>
          <table:table-cell table:style-name="ce2" office:value-type="float" office:value="1113" calcext:value-type="float">
            <text:p>1113</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50 Spanish Civil Guards (Guardia Civil) turned up. They tried to empound electoral material but where not able to.</text:p>
          </table:table-cell>
          <table:table-cell table:style-name="ce3" office:value-type="string" calcext:value-type="string">
            <text:p>http://www.diarimes.com/noticies/actualitat/catalunya/2017/10/01/la_guardia_civil_cordo_policial_per_evitar_que_gent_voti_sarral_25497_3029.html</text:p>
            <text:p>https://www.diaridetarragona.com/tarragona/La-Policia-Nacional-empra-la-fora-en-almenys-9-collegis-de-la-provincia-20171001-0028.html</text:p>
            <text:p>http://reusdigital.cat/noticies/el-camp/carregues-policials-sarral-i-cabra-del-camp-acaben-amb-alguns-ferits-de-poca</text:p>
            <text:p>https://www.youtube.com/watch?v=VfK42GQpRkk</text:p>
            <text:p>https://www.youtube.com/watch?v=C-AACLGUVYY</text:p>
            <text:p>https://www.youtube.com/watch?v=9hrdQ_8ph04</text:p>
          </table:table-cell>
          <table:table-cell table:style-name="ce1" table:number-columns-repeated="16"/>
          <table:table-cell table:number-columns-repeated="998"/>
        </table:table-row>
        <table:table-row table:style-name="ro1">
          <table:table-cell table:style-name="ce2" office:value-type="float" office:value="6" calcext:value-type="float">
            <text:p>6</text:p>
          </table:table-cell>
          <table:table-cell table:style-name="ce2" office:value-type="string" calcext:value-type="string">
            <text:p>Alt Empordà</text:p>
          </table:table-cell>
          <table:table-cell table:style-name="ce2" office:value-type="string" calcext:value-type="string">
            <text:p>Garrigàs</text:p>
          </table:table-cell>
          <table:table-cell table:style-name="ce2" office:value-type="float" office:value="435" calcext:value-type="float">
            <text:p>435</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Tens of the Spanish Civil Guard (Guardia Civil) turned up. <text:s/>They attached and left a few lioghtly wounded. They impounded the ballot box.</text:p>
          </table:table-cell>
          <table:table-cell table:style-name="ce3" office:value-type="string" calcext:value-type="string">
            <text:p>http://www.diaridegirona.cat/alt-emporda/2017/10/01/video-guardia-civil-sendu-urnes/870654.html</text:p>
            <text:p>http://www.emporda.info/comarca/2017/10/01/video--incidents-garrigas/368641.html</text:p>
            <text:p>http://www.horanova.cat/la-comarca-protesta-per-les-carregues-de-la-policia-i-la-guardia-civil-durant-l1-o/</text:p>
          </table:table-cell>
          <table:table-cell table:style-name="ce1" table:number-columns-repeated="16"/>
          <table:table-cell table:number-columns-repeated="998"/>
        </table:table-row>
        <table:table-row table:style-name="ro1">
          <table:table-cell table:style-name="ce2" office:value-type="float" office:value="7" calcext:value-type="float">
            <text:p>7</text:p>
          </table:table-cell>
          <table:table-cell table:style-name="ce2" office:value-type="string" calcext:value-type="string">
            <text:p>Alt Empordà</text:p>
          </table:table-cell>
          <table:table-cell table:style-name="ce2" office:value-type="string" calcext:value-type="string">
            <text:p>Sant Miquel de Fluvià</text:p>
          </table:table-cell>
          <table:table-cell table:style-name="ce2" office:value-type="float" office:value="742" calcext:value-type="float">
            <text:p>742</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70 Spanish Civil Guards (Guardia Civil) turned up. <text:s/>They impounded the ballot box.</text:p>
          </table:table-cell>
          <table:table-cell table:style-name="ce3" office:value-type="string" calcext:value-type="string">
            <text:p>http://www.referendum-1oct.cat/sant-miquel-de-fluvia</text:p>
            <text:p>https://mestrefoto.wordpress.com/2017/10/02/ahir-a-sant-miquel-de-fluvia-europa/</text:p>
            <text:p>https://www.youtube.com/watch?v=WynrIX-I_PM</text:p>
          </table:table-cell>
          <table:table-cell table:style-name="ce1" table:number-columns-repeated="16"/>
          <table:table-cell table:number-columns-repeated="998"/>
        </table:table-row>
        <table:table-row table:style-name="ro1">
          <table:table-cell table:style-name="ce2" office:value-type="float" office:value="8" calcext:value-type="float">
            <text:p>8</text:p>
          </table:table-cell>
          <table:table-cell table:style-name="ce2" office:value-type="string" calcext:value-type="string">
            <text:p>Alt Empordà</text:p>
          </table:table-cell>
          <table:table-cell table:style-name="ce2" office:value-type="string" calcext:value-type="string">
            <text:p>Sant Mori</text:p>
          </table:table-cell>
          <table:table-cell table:style-name="ce2" office:value-type="float" office:value="176" calcext:value-type="float">
            <text:p>176</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70 Spanish Civil Guards (Guardia Civil) turned up. They did not empound the ballot box. When they arrived, the people already catsed their vote and hid the ballot boxes in the trees.</text:p>
          </table:table-cell>
          <table:table-cell table:style-name="ce3" office:value-type="string" calcext:value-type="string">
            <text:p>https://www.asivaespana.com/politica/el-tremendo-despliegue-de-la-guardia-civil-para-sant-mori-que-tiene-176-habitantes</text:p>
            <text:p>http://www.elpuntavui.cat/politica/article/17-politica/1251992-brutalitat-policial-a-les-comarques-gironines.html</text:p>
            <text:p>https://www.youtube.com/watch?v=lvvYbXUNijg</text:p>
          </table:table-cell>
          <table:table-cell table:style-name="ce1" table:number-columns-repeated="16"/>
          <table:table-cell table:number-columns-repeated="998"/>
        </table:table-row>
        <table:table-row table:style-name="ro1">
          <table:table-cell table:style-name="ce2" office:value-type="float" office:value="9" calcext:value-type="float">
            <text:p>9</text:p>
          </table:table-cell>
          <table:table-cell table:style-name="ce2" office:value-type="string" calcext:value-type="string">
            <text:p>Alt Empordà</text:p>
          </table:table-cell>
          <table:table-cell table:style-name="ce2" office:value-type="string" calcext:value-type="string">
            <text:p>Siurana</text:p>
          </table:table-cell>
          <table:table-cell table:style-name="ce2" office:value-type="float" office:value="155" calcext:value-type="float">
            <text:p>155</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30 Spanish Civil Guards (Guardia Civil) turned up. They did not find the ballot box. </text:p>
          </table:table-cell>
          <table:table-cell table:style-name="ce3" office:value-type="string" calcext:value-type="string">
            <text:p>http://www.emporda.info/multimedia/videos/alt-emporda/2017-10-01-129681-guardia-civil-collegi-electoral-siurana.html</text:p>
            <text:p>https://www.youtube.com/watch?v=_FJqvTFTQ-g</text:p>
            <text:p>https://www.youtube.com/watch?v=OTHp5nlMkCE</text:p>
            <text:p>https://www.youtube.com/watch?v=K6YcXh6Cp2w</text:p>
          </table:table-cell>
          <table:table-cell table:style-name="ce1" table:number-columns-repeated="16"/>
          <table:table-cell table:number-columns-repeated="998"/>
        </table:table-row>
        <table:table-row table:style-name="ro1">
          <table:table-cell table:style-name="ce2" office:value-type="float" office:value="10" calcext:value-type="float">
            <text:p>10</text:p>
          </table:table-cell>
          <table:table-cell table:style-name="ce2" office:value-type="string" calcext:value-type="string">
            <text:p>Anoia</text:p>
          </table:table-cell>
          <table:table-cell table:style-name="ce2" office:value-type="string" calcext:value-type="string">
            <text:p>Sant Martí Sesgueioles</text:p>
          </table:table-cell>
          <table:table-cell table:style-name="ce2" office:value-type="float" office:value="371" calcext:value-type="float">
            <text:p>371</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50 Spanish Civil Guards (Guardia Civil) turned up. They did not take the ballot box. They left a few wounded and bruised.</text:p>
          </table:table-cell>
          <table:table-cell table:style-name="ce2" office:value-type="string" calcext:value-type="string">
            <text:p>http://www.elpuntavui.cat/societat/article/5-societat/1251575-la-guardia-civil-ara-a-sant-marti-sesgueioles.html</text:p>
          </table:table-cell>
          <table:table-cell table:style-name="ce1" table:number-columns-repeated="16"/>
          <table:table-cell table:number-columns-repeated="998"/>
        </table:table-row>
        <table:table-row table:style-name="ro1">
          <table:table-cell table:style-name="ce2" office:value-type="float" office:value="11" calcext:value-type="float">
            <text:p>11</text:p>
          </table:table-cell>
          <table:table-cell table:style-name="ce2" office:value-type="string" calcext:value-type="string">
            <text:p>Anoia</text:p>
          </table:table-cell>
          <table:table-cell table:style-name="ce2" office:value-type="string" calcext:value-type="string">
            <text:p>Montmaneu</text:p>
          </table:table-cell>
          <table:table-cell table:style-name="ce2" office:value-type="float" office:value="151" calcext:value-type="float">
            <text:p>151</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About 50 Spanish Civil Guards (Guardia Civil) turned up. They sealed the Polling station. They did not stop the voting as the ballot boxes where moved to a private property.</text:p>
            <text:p/>
          </table:table-cell>
          <table:table-cell table:style-name="ce3" office:value-type="string" calcext:value-type="string">
            <text:p>http://anoiadiari.cat/politica/anoia-resisteix-vota-independencia/</text:p>
            <text:p>http://anoiadiari.cat/politica/guardia-civil-interve-sesgueioles-pobles-preparen-defensar-col-legis/</text:p>
          </table:table-cell>
          <table:table-cell table:style-name="ce1" table:number-columns-repeated="16"/>
          <table:table-cell table:number-columns-repeated="998"/>
        </table:table-row>
        <table:table-row table:style-name="ro1">
          <table:table-cell table:style-name="ce2" office:value-type="float" office:value="12" calcext:value-type="float">
            <text:p>12</text:p>
          </table:table-cell>
          <table:table-cell table:style-name="ce2" office:value-type="string" calcext:value-type="string">
            <text:p>Bages</text:p>
          </table:table-cell>
          <table:table-cell table:style-name="ce2" office:value-type="string" calcext:value-type="string">
            <text:p>Sant Joan de Vilatorrada</text:p>
          </table:table-cell>
          <table:table-cell table:style-name="ce2" office:value-type="float" office:value="10759" calcext:value-type="float">
            <text:p>10759</text:p>
          </table:table-cell>
          <table:table-cell table:style-name="ce2" office:value-type="string" calcext:value-type="string">
            <text:p>One primary care center</text:p>
          </table:table-cell>
          <table:table-cell table:style-name="ce2" office:value-type="float" office:value="30" calcext:value-type="float">
            <text:p>30</text:p>
          </table:table-cell>
          <table:table-cell table:style-name="ce2"/>
          <table:table-cell table:style-name="ce2" office:value-type="float" office:value="2" calcext:value-type="float">
            <text:p>2</text:p>
          </table:table-cell>
          <table:table-cell table:style-name="ce3" office:value-type="string" calcext:value-type="string">
            <text:p>In one of the interventions they managed to take the ballot box. In the other they didn't. In one of the charges Firemen and Mossos where there to protect civilians. In one of the attacks there was one seriously injoured.</text:p>
          </table:table-cell>
          <table:table-cell table:style-name="ce3" office:value-type="string" calcext:value-type="string">
            <text:p>http://www.regio7.cat/multimedia/videos/comarques/bages/2017-10-01-129621-guardia-civil-entra-lies-quercus-sant-joan.html</text:p>
            <text:p>https://elpais.com/elpais/2017/10/01/videos/1506865282_972654.html</text:p>
            <text:p>http://www.regio7.cat/bages/2017/10/01/video-guardia-civil-intenta-entrar/436597.html</text:p>
            <text:p>https://www.youtube.com/watch?v=9VBlAXP3Eog</text:p>
            <text:p>http://www.naciodigital.cat/manresa/noticia/70397/guardia/civil/ataca/amb/cops/porra/votants/escola/joncadella/sant/joan</text:p>
          </table:table-cell>
          <table:table-cell table:style-name="ce1" table:number-columns-repeated="16"/>
          <table:table-cell table:number-columns-repeated="998"/>
        </table:table-row>
        <table:table-row table:style-name="ro1">
          <table:table-cell table:style-name="ce2" office:value-type="float" office:value="13" calcext:value-type="float">
            <text:p>13</text:p>
          </table:table-cell>
          <table:table-cell table:style-name="ce2" office:value-type="string" calcext:value-type="string">
            <text:p>Bages</text:p>
          </table:table-cell>
          <table:table-cell table:style-name="ce2" office:value-type="string" calcext:value-type="string">
            <text:p>Callús</text:p>
          </table:table-cell>
          <table:table-cell table:style-name="ce2" office:value-type="float" office:value="2052" calcext:value-type="float">
            <text:p>2052</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100 Spanish Civil Guards (Guardia Civil) turned up. There was a charge and a few injured.</text:p>
          </table:table-cell>
          <table:table-cell table:style-name="ce3" office:value-type="string" calcext:value-type="string">
            <text:p>http://www.regio7.cat/bages/2017/10/02/carta-dun-testimoni-laccio-policial/436758.html</text:p>
            <text:p>https://www.youtube.com/watch?v=hBKtVP31Nvs</text:p>
          </table:table-cell>
          <table:table-cell table:style-name="ce1" table:number-columns-repeated="16"/>
          <table:table-cell table:number-columns-repeated="998"/>
        </table:table-row>
        <table:table-row table:style-name="ro1">
          <table:table-cell table:style-name="ce2" office:value-type="float" office:value="14" calcext:value-type="float">
            <text:p>14</text:p>
          </table:table-cell>
          <table:table-cell table:style-name="ce2" office:value-type="string" calcext:value-type="string">
            <text:p>Bages</text:p>
          </table:table-cell>
          <table:table-cell table:style-name="ce2" office:value-type="string" calcext:value-type="string">
            <text:p>Castellgalí</text:p>
          </table:table-cell>
          <table:table-cell table:style-name="ce2" office:value-type="float" office:value="1995" calcext:value-type="float">
            <text:p>1995</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100 Spanish Civil Guards (Guardia Civil) turned up. There was a charge and a few injured.</text:p>
          </table:table-cell>
          <table:table-cell table:style-name="ce3" office:value-type="string" calcext:value-type="string">
            <text:p>http://www.regio7.cat/bages/2017/10/01/prop-duna-vintena-ferits-carrega/436622.html</text:p>
          </table:table-cell>
          <table:table-cell table:style-name="ce1" table:number-columns-repeated="16"/>
          <table:table-cell table:number-columns-repeated="998"/>
        </table:table-row>
        <table:table-row table:style-name="ro1">
          <table:table-cell table:style-name="ce2" office:value-type="float" office:value="15" calcext:value-type="float">
            <text:p>15</text:p>
          </table:table-cell>
          <table:table-cell table:style-name="ce2" office:value-type="string" calcext:value-type="string">
            <text:p>Bages</text:p>
          </table:table-cell>
          <table:table-cell table:style-name="ce2" office:value-type="string" calcext:value-type="string">
            <text:p>Fonollosa</text:p>
          </table:table-cell>
          <table:table-cell table:style-name="ce2" office:value-type="float" office:value="251" calcext:value-type="float">
            <text:p>251</text:p>
          </table:table-cell>
          <table:table-cell table:style-name="ce3" office:value-type="string" calcext:value-type="string">
            <text:p>Three local health-care consulting rooms</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50 Spanish Civil Guards (Guardia Civil) turned up. There was a strong charge.</text:p>
          </table:table-cell>
          <table:table-cell table:style-name="ce3" office:value-type="string" calcext:value-type="string">
            <text:p>http://www.regio7.cat/bages/2017/10/01/cops-destrosses-guardia-civil-fonollosa/436624.html</text:p>
            <text:p>https://www.youtube.com/watch?v=dRafsnwKGsQ</text:p>
            <text:p>http://www.naciodigital.cat/manresa/noticia/70412/eloi/hernandez/hem/viscut/fonollosa/causat/gran/dany/psicologic/moral/tothom</text:p>
          </table:table-cell>
          <table:table-cell table:style-name="ce1" table:number-columns-repeated="16"/>
          <table:table-cell table:number-columns-repeated="998"/>
        </table:table-row>
        <table:table-row table:style-name="ro1">
          <table:table-cell table:style-name="ce2" office:value-type="float" office:value="16" calcext:value-type="float">
            <text:p>16</text:p>
          </table:table-cell>
          <table:table-cell table:style-name="ce2" office:value-type="string" calcext:value-type="string">
            <text:p>Baix Camp</text:p>
          </table:table-cell>
          <table:table-cell table:style-name="ce2" office:value-type="string" calcext:value-type="string">
            <text:p>Mont-Roig del Camp</text:p>
          </table:table-cell>
          <table:table-cell table:style-name="ce2" office:value-type="float" office:value="11521" calcext:value-type="float">
            <text:p>11521</text:p>
          </table:table-cell>
          <table:table-cell table:style-name="ce2" office:value-type="string" calcext:value-type="string">
            <text:p>One primary care center</text:p>
          </table:table-cell>
          <table:table-cell table:style-name="ce2" office:value-type="float" office:value="26" calcext:value-type="float">
            <text:p>26</text:p>
          </table:table-cell>
          <table:table-cell table:style-name="ce2"/>
          <table:table-cell table:style-name="ce2" office:value-type="float" office:value="1" calcext:value-type="float">
            <text:p>1</text:p>
          </table:table-cell>
          <table:table-cell table:style-name="ce2" office:value-type="string" calcext:value-type="string">
            <text:p>More than a hundred Spanish Civil Guards (Guardia Civil) turned up. There was a charge using teargas.</text:p>
          </table:table-cell>
          <table:table-cell table:style-name="ce3" office:value-type="string" calcext:value-type="string">
            <text:p>http://www.elpuntavui.cat/politica/article/17-politica/1251976-indignacio-a-esponella.html</text:p>
            <text:p>https://www.aldia.cat/catalunya/territori/noticia-mont-roig-camp-dedicara-carrer-l1-doctubre-per-condemnar-repressio-policial-20171011190641.html</text:p>
            <text:p>https://www.vilaweb.cat/noticies/aixi-ha-hagut-de-marxar-la-guardia-civil-de-mont-roig-del-camp/</text:p>
          </table:table-cell>
          <table:table-cell table:style-name="ce1" table:number-columns-repeated="16"/>
          <table:table-cell table:number-columns-repeated="998"/>
        </table:table-row>
        <table:table-row table:style-name="ro1">
          <table:table-cell table:style-name="ce2" office:value-type="float" office:value="17" calcext:value-type="float">
            <text:p>17</text:p>
          </table:table-cell>
          <table:table-cell table:style-name="ce2" office:value-type="string" calcext:value-type="string">
            <text:p>Baix Ebre</text:p>
          </table:table-cell>
          <table:table-cell table:style-name="ce2" office:value-type="string" calcext:value-type="string">
            <text:p>Roquetes</text:p>
          </table:table-cell>
          <table:table-cell table:style-name="ce2" office:value-type="float" office:value="8165" calcext:value-type="float">
            <text:p>8165</text:p>
          </table:table-cell>
          <table:table-cell table:style-name="ce2" office:value-type="string" calcext:value-type="string">
            <text:p>One local health-care consulting room and a primary care center</text:p>
          </table:table-cell>
          <table:table-cell table:style-name="ce2" office:value-type="float" office:value="14" calcext:value-type="float">
            <text:p>14</text:p>
          </table:table-cell>
          <table:table-cell table:style-name="ce2"/>
          <table:table-cell table:style-name="ce2" office:value-type="float" office:value="1" calcext:value-type="float">
            <text:p>1</text:p>
          </table:table-cell>
          <table:table-cell table:style-name="ce2" office:value-type="string" calcext:value-type="string">
            <text:p>12 vans of the Spanish Civil Guards (Guardia Civil) turned up. They impounded 2 <text:s/>of the 6 Ballot boxes. They injured approx 10</text:p>
          </table:table-cell>
          <table:table-cell table:style-name="ce3" office:value-type="string" calcext:value-type="string">
            <text:p>https://www.diaridetarragona.com/ebre/Una-gernacio-saplega-a-Roquetes-contra-la-repressio-policial-i-a-favor-de-la-independncia-20171003-0015.html</text:p>
            <text:p>http://www.ebredigital.cat/societat/5971-carregues-policials-a-roquetes-per-imperdir-l-1-o</text:p>
          </table:table-cell>
          <table:table-cell table:style-name="ce1" table:number-columns-repeated="16"/>
          <table:table-cell table:number-columns-repeated="998"/>
        </table:table-row>
        <table:table-row table:style-name="ro1">
          <table:table-cell table:style-name="ce2" office:value-type="float" office:value="18" calcext:value-type="float">
            <text:p>18</text:p>
          </table:table-cell>
          <table:table-cell table:style-name="ce2" office:value-type="string" calcext:value-type="string">
            <text:p>Baix Empordà</text:p>
          </table:table-cell>
          <table:table-cell table:style-name="ce2" office:value-type="string" calcext:value-type="string">
            <text:p>La Tallada d’Empordà</text:p>
          </table:table-cell>
          <table:table-cell table:style-name="ce2" office:value-type="float" office:value="451" calcext:value-type="float">
            <text:p>451</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About 15 Spanish Civil Guards (Guardia Civil) turned up and lightly injured a few</text:p>
          </table:table-cell>
          <table:table-cell table:style-name="ce3" office:value-type="string" calcext:value-type="string">
            <text:p>http://www.lavanguardia.com/local/girona/20171001/431709306230/carga-policial-pueblo-la-tallada-emporda.html</text:p>
            <text:p>https://www.youtube.com/watch?v=ya5ZXWch78A</text:p>
            <text:p>http://www.lavanguardia.com/local/girona/20171003/431774949797/tallada-emporda-cierra-heridas-apoyo-ciudadano.html</text:p>
          </table:table-cell>
          <table:table-cell table:style-name="ce1" table:number-columns-repeated="16"/>
          <table:table-cell table:number-columns-repeated="998"/>
        </table:table-row>
        <table:table-row table:style-name="ro1">
          <table:table-cell table:style-name="ce2" office:value-type="float" office:value="19" calcext:value-type="float">
            <text:p>19</text:p>
          </table:table-cell>
          <table:table-cell table:style-name="ce2" office:value-type="string" calcext:value-type="string">
            <text:p>Baix Llobregat</text:p>
          </table:table-cell>
          <table:table-cell table:style-name="ce2" office:value-type="string" calcext:value-type="string">
            <text:p>Sant Andreu de la Barca</text:p>
          </table:table-cell>
          <table:table-cell table:style-name="ce2" office:value-type="float" office:value="27434" calcext:value-type="float">
            <text:p>27434</text:p>
          </table:table-cell>
          <table:table-cell table:style-name="ce2" office:value-type="string" calcext:value-type="string">
            <text:p>One local health-care consulting room and a primary care center</text:p>
          </table:table-cell>
          <table:table-cell table:style-name="ce2" office:value-type="float" office:value="35" calcext:value-type="float">
            <text:p>35</text:p>
          </table:table-cell>
          <table:table-cell table:style-name="ce2"/>
          <table:table-cell table:style-name="ce2" office:value-type="float" office:value="4" calcext:value-type="float">
            <text:p>4</text:p>
          </table:table-cell>
          <table:table-cell table:style-name="ce3" office:value-type="string" calcext:value-type="string">
            <text:p>About 60 Spanish Civil Guards (Guardia Civil) turned up and acted.</text:p>
          </table:table-cell>
          <table:table-cell table:style-name="ce3" office:value-type="string" calcext:value-type="string">
            <text:p>http://locals.esquerra.cat/santandreubarca/article/91613/hem-votat-hem-resistit</text:p>
            <text:p>https://www.aldia.cat/espanya/noticia-detingut-jove-cap-sant-andreu-barca-barcelona-20171001124501.html</text:p>
            <text:p>https://www.elconfidencial.com/espana/cataluna/2017-10-01/referendum-cataluna-herida-anciana-barcelona_1452904/</text:p>
            <text:p>http://elfar.cat/not/20496/2-0-la-comarca-reacciona-davant-la-repressio-policial-contra-la-convocatoria-del-referendum/</text:p>
            <text:p>https://www.youtube.com/watch?v=VHtnhtEFGNo</text:p>
            <text:p>https://www.youtube.com/watch?v=sXLrZ3oP0Sk</text:p>
          </table:table-cell>
          <table:table-cell table:style-name="ce1" table:number-columns-repeated="16"/>
          <table:table-cell table:number-columns-repeated="998"/>
        </table:table-row>
        <table:table-row table:style-name="ro1">
          <table:table-cell table:style-name="ce2" office:value-type="float" office:value="20" calcext:value-type="float">
            <text:p>20</text:p>
          </table:table-cell>
          <table:table-cell table:style-name="ce2" office:value-type="string" calcext:value-type="string">
            <text:p>Baix Llobregat</text:p>
          </table:table-cell>
          <table:table-cell table:style-name="ce2" office:value-type="string" calcext:value-type="string">
            <text:p>Sant Esteve Sesrovires</text:p>
          </table:table-cell>
          <table:table-cell table:style-name="ce2" office:value-type="float" office:value="7644" calcext:value-type="float">
            <text:p>7644</text:p>
          </table:table-cell>
          <table:table-cell table:style-name="ce2" office:value-type="string" calcext:value-type="string">
            <text:p>One primary care center</text:p>
          </table:table-cell>
          <table:table-cell table:style-name="ce2" office:value-type="float" office:value="18" calcext:value-type="float">
            <text:p>18</text:p>
          </table:table-cell>
          <table:table-cell table:style-name="ce2"/>
          <table:table-cell table:style-name="ce2" office:value-type="float" office:value="1" calcext:value-type="float">
            <text:p>1</text:p>
          </table:table-cell>
          <table:table-cell table:style-name="ce3" office:value-type="string" calcext:value-type="string">
            <text:p>About 50 Spanish Civil Guards (Guardia Civil) turned up and acted.</text:p>
          </table:table-cell>
          <table:table-cell table:style-name="ce3" office:value-type="string" calcext:value-type="string">
            <text:p>https://www.youtube.com/watch?v=h0ZuzxWiQcU</text:p>
            <text:p>https://www.youtube.com/watch?v=FJigiOGgWsc</text:p>
            <text:p>https://www.youtube.com/watch?v=vMILQNN_cqU</text:p>
            <text:p>https://www.racocatala.cat/forums/fil/213541/detingut-noi-sant-esteve-donar-puntada-peu-cap-guardia-civil-l1-o?pag=1</text:p>
          </table:table-cell>
          <table:table-cell table:style-name="ce1" table:number-columns-repeated="16"/>
          <table:table-cell table:number-columns-repeated="998"/>
        </table:table-row>
        <table:table-row table:style-name="ro1">
          <table:table-cell table:style-name="ce2" office:value-type="float" office:value="21" calcext:value-type="float">
            <text:p>21</text:p>
          </table:table-cell>
          <table:table-cell table:style-name="ce2" office:value-type="string" calcext:value-type="string">
            <text:p>Baix Penedès</text:p>
          </table:table-cell>
          <table:table-cell table:style-name="ce2" office:value-type="string" calcext:value-type="string">
            <text:p>Masllorenç</text:p>
          </table:table-cell>
          <table:table-cell table:style-name="ce2" office:value-type="float" office:value="502" calcext:value-type="float">
            <text:p>502</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Spanish Civil Guards (Guardia Civil) turned up.</text:p>
          </table:table-cell>
          <table:table-cell table:style-name="ce3" office:value-type="string" calcext:value-type="string">
            <text:p>http://www.naciodigital.cat/reus/noticia/18950/desperfectes/accions/policials/al/camp/tarragona/pugen/fins/35000/euros</text:p>
            <text:p>http://www.directe.cat/acn/768926/ensenyament-xifra-en-35.000-euros-els-danys-en-centres-educatius-del-camp-de-tarragona-dur</text:p>
          </table:table-cell>
          <table:table-cell table:style-name="ce1" table:number-columns-repeated="16"/>
          <table:table-cell table:number-columns-repeated="998"/>
        </table:table-row>
        <table:table-row table:style-name="ro1">
          <table:table-cell table:style-name="ce2" office:value-type="float" office:value="22" calcext:value-type="float">
            <text:p>22</text:p>
          </table:table-cell>
          <table:table-cell table:style-name="ce2" office:value-type="string" calcext:value-type="string">
            <text:p>Barcelonès</text:p>
          </table:table-cell>
          <table:table-cell table:style-name="ce2" office:value-type="string" calcext:value-type="string">
            <text:p>L’Hospitalet de Llobregat</text:p>
          </table:table-cell>
          <table:table-cell table:style-name="ce2" office:value-type="float" office:value="254804" calcext:value-type="float">
            <text:p>254804</text:p>
          </table:table-cell>
          <table:table-cell table:style-name="ce2" office:value-type="string" calcext:value-type="string">
            <text:p>Several primary care centers</text:p>
          </table:table-cell>
          <table:table-cell table:style-name="ce2" office:value-type="float" office:value="376" calcext:value-type="float">
            <text:p>376</text:p>
          </table:table-cell>
          <table:table-cell table:style-name="ce2"/>
          <table:table-cell table:style-name="ce2" office:value-type="float" office:value="1" calcext:value-type="float">
            <text:p>1</text:p>
          </table:table-cell>
          <table:table-cell table:style-name="ce3" office:value-type="string" calcext:value-type="string">
            <text:p>About 20 vans of the Spanish Civil Guards (Guardia Civil) turned up. Their charges cost some injured. Some of which had to be moved to Healt-care centers.</text:p>
          </table:table-cell>
          <table:table-cell table:style-name="ce3" office:value-type="string" calcext:value-type="string">
            <text:p>http://www.lavanguardia.com/politica/20171001/431699769786/varios-heridos-tras-una-carga-policial-en-el-ies-vilumara-de-lhospitalet.html</text:p>
            <text:p>https://www.youtube.com/watch?v=6g9bNAycNkg</text:p>
            <text:p>https://www.youtube.com/watch?v=iEvn6LwnPpI</text:p>
            <text:p>http://elfar.cat/not/20496/2-0-la-comarca-reacciona-davant-la-repressio-policial-contra-la-convocatoria-del-referendum/</text:p>
          </table:table-cell>
          <table:table-cell table:style-name="ce1" table:number-columns-repeated="16"/>
          <table:table-cell table:number-columns-repeated="998"/>
        </table:table-row>
        <table:table-row table:style-name="ro1">
          <table:table-cell table:style-name="ce2" office:value-type="float" office:value="23" calcext:value-type="float">
            <text:p>23</text:p>
          </table:table-cell>
          <table:table-cell table:style-name="ce2" office:value-type="string" calcext:value-type="string">
            <text:p>Barcelonès</text:p>
          </table:table-cell>
          <table:table-cell table:style-name="ce2" office:value-type="string" calcext:value-type="string">
            <text:p>Barcelona</text:p>
          </table:table-cell>
          <table:table-cell table:style-name="ce2" office:value-type="float" office:value="1608746" calcext:value-type="float">
            <text:p>1608746</text:p>
          </table:table-cell>
          <table:table-cell table:style-name="ce2" office:value-type="string" calcext:value-type="string">
            <text:p>Several primary care centers</text:p>
          </table:table-cell>
          <table:table-cell table:style-name="ce2" office:value-type="float" office:value="2957" calcext:value-type="float">
            <text:p>2957</text:p>
          </table:table-cell>
          <table:table-cell table:style-name="ce2"/>
          <table:table-cell table:style-name="ce2" office:value-type="float" office:value="28" calcext:value-type="float">
            <text:p>28</text:p>
          </table:table-cell>
          <table:table-cell table:style-name="ce3" office:value-type="string" calcext:value-type="string">
            <text:p>There where multiple attchs/charges with a lot of injured. In the documented proof there is video material of almost each of them.</text:p>
          </table:table-cell>
          <table:table-cell table:style-name="ce3" office:value-type="string" calcext:value-type="string">
            <text:p>http://www.elpuntavui.tv/video.html?view=video&amp;video_id=236280870 </text:p>
            <text:p>https://www.youtube.com/watch?v=FvfmIpuoePY </text:p>
            <text:p>https://www.youtube.com/watch?v=FtUSHrzzRGg </text:p>
            <text:p>https://www.ara.cat/politica/Setge-Ramon-Llull-resistencia-pacifica_0_1879612221.html </text:p>
            <text:p/>
            <text:p>Escola Prosperitat: policia nacional. </text:p>
            <text:p/>
            <text:p>http://www.ccma.cat/tv3/alacarta/programa/la-policia-sobre-pas-a-lescola-prosperitat-de-nou-barris-a-barcelona/video/5692824/ </text:p>
            <text:p>https://www.ara.cat/politica/Carregues-policials-desallotjaments-incautacions-durnes_0_1879612183.html </text:p>
            <text:p>http://www.noubarris.net/web40/?p=70450 </text:p>
            <text:p/>
            <text:p>Escola Infant Jesús. I22</text:p>
            <text:p/>
            <text:p>https://www.catalunyareligio.cat/ca/policia-entra-lescola-cristiana </text:p>
            <text:p>http://www.elnacional.cat/ca/politica/violencia-policial-catalunya-referendum-1-o-estat-govern_197250_102.html</text:p>
            <text:p>https://www.youtube.com/watch?v=q5n2prMPBYc </text:p>
            <text:p/>
            <text:p>Escola Tibidabo. </text:p>
            <text:p/>
            <text:p>https://www.youtube.com/watch?v=L0e27f34zdA </text:p>
            <text:p>http://www.elnacional.cat/es/politica/policia-nacional-antidisturbios-referndum-urnas-tibidabo_197154_102.html </text:p>
            <text:p/>
            <text:p>Escola Oficial d’idiomes Vall d’Hebrón: </text:p>
            <text:p/>
            <text:p>https://www.youtube.com/watch?v=O_VXKSJAF0w </text:p>
            <text:p>https://www.youtube.com/watch?v=gCOv5b9RHTQ </text:p>
            <text:p/>
            <text:p>Escola Mediterrània. </text:p>
            <text:p/>
            <text:p>https://www.youtube.com/watch?v=JU0V6lv7sEY </text:p>
            <text:p>http://www.elpuntavui.cat/politica/article/17-politica/1251533-una-mosso-s-ha-posat-a-plorar.html </text:p>
            <text:p/>
            <text:p>IES Joan Fuster. </text:p>
            <text:p/>
            <text:p>https://www.youtube.com/watch?v=J6hHzPpjUfc </text:p>
            <text:p>https://www.youtube.com/watch?v=tKnPryQGVRE </text:p>
            <text:p>https://www.youtube.com/watch?v=TooPb47rGjQ </text:p>
            <text:p/>
            <text:p>Escola l’Estel </text:p>
            <text:p/>
            <text:p>https://www.youtube.com/results?search_query=youtu.be%2F4Co7sBxFc6k </text:p>
            <text:p/>
            <text:p>CFA Freire. </text:p>
            <text:p/>
            <text:p>Departament d’ensenyament: </text:p>
            <text:p/>
            <text:p>http://www.naciodigital.cat/noticia/139554/video/policia/espanyola/agredeix/consellera/ensenyament/requisa/ipad</text:p>
            <text:p>http://www.ccma.cat/324/carrega-policial-amb-ferits-a-la-conselleria-densenyament/noticia/2812117/ </text:p>
            <text:p/>
            <text:p>Cap Guinardó: </text:p>
            <text:p/>
            <text:p>https://www.youtube.com/watch?v=vJMYEd-KOP8 </text:p>
            <text:p>https://www.youtube.com/watch?v=EXVTYIihuWE </text:p>
            <text:p/>
            <text:p>Institut Jaume Balmes. </text:p>
            <text:p/>
            <text:p>http://www.ccma.cat/tv3/alacarta/especial-informatiu-1-o-mati/actuacio-de-la-policia-institut-jaume-balmes-de-barcelona/video/5691712/ </text:p>
            <text:p>http://www.naciodigital.cat/noticia/139535/video/policia/espanyola/entra/forca/institut/jaume/balmes/barcelona </text:p>
            <text:p/>
            <text:p>Escola Àgora </text:p>
            <text:p/>
            <text:p>http://www.elperiodico.com/es/politica/20171002/video-ensanamiento-policia-ciudadano-escuela-agora-referendum-1-o-6327622 </text:p>
            <text:p>http://www.ccma.cat/tv3/alacarta/noticies-324/la-policia-nacional-desallotja-lescola-agora-punt-de-votacio-de-l1-o/video/5693029/ </text:p>
            <text:p/>
            <text:p>Escola Projecte </text:p>
            <text:p/>
            <text:p>https://www.youtube.com/watch?v=CF8KOpB837w </text:p>
            <text:p>https://www.youtube.com/watch?v=hEjY2M-uYM0 </text:p>
            <text:p/>
            <text:p>Escola Pia Sant Antoni. </text:p>
            <text:p/>
            <text:p>https://www.youtube.com/watch?v=DWfmuU4-Sz0 </text:p>
            <text:p>https://reelstube.com/video/Ym5seFZGaDZWR1JCTUdjPQ== </text:p>
            <text:p/>
            <text:p>Institut Pau Claris. </text:p>
            <text:p>https://www.ara.cat/politica/Carregues-policials-linterior-Pau-Claris_3_1879642032.html </text:p>
            <text:p>http://www.elnacional.cat/ca/politica/policia-agressio-pau-claris-barcelona-dits_197238_102.html </text:p>
            <text:p/>
            <text:p>Escola Pau Romeva </text:p>
            <text:p/>
            <text:p>http://www.ccma.cat/324/lescola-pau-romeva-de-barcelona-tanca-portes-despres-dun-operatiu-de-la-policia-espanyola-que-ha-deixat-ferits/noticia/2812253/ </text:p>
            <text:p>https://www.youtube.com/watch?v=hqBbH404imA </text:p>
            <text:p/>
            <text:p>IES infanta isabel</text:p>
            <text:p>Es lliuren les urnes als mossos a causa de l’arribada de 20 furgonetes de la policia nacional. </text:p>
            <text:p/>
            <text:p>http://beteve.cat/institut-infanta-isabel-entrega-urnes-mossos/ </text:p>
            <text:p/>
            <text:p>Escola Industrial. </text:p>
            <text:p/>
            <text:p>La policia no pot entrar al recinte. El centre estava protegit per barricades i per unes 2000 persones. </text:p>
            <text:p/>
            <text:p>https://www.youtube.com/watch?v=5njTBafZbPk </text:p>
            <text:p>https://www.youtube.com/watch?v=gleHKy4YIhA </text:p>
            <text:p>https://www.youtube.com/watch?v=ef5Lr3lHQBI </text:p>
            <text:p/>
            <text:p>Escola Dolors Monserdà: </text:p>
            <text:p/>
            <text:p>https://www.youtube.com/watch?v=VutvlY1GCpc </text:p>
            <text:p>https://www.youtube.com/watch?v=TA8RXLzpzqg </text:p>
            <text:p/>
            <text:p>Escola Tomás Moro: </text:p>
            <text:p/>
            <text:p>https://www.youtube.com/watch?v=Ri1uwBdrcEc </text:p>
            <text:p>https://www.youtube.com/watch?v=OctXTAt8t_U</text:p>
            <text:p/>
            <text:p>Escola Aiguamarina: </text:p>
            <text:p/>
            <text:p>https://www.youtube.com/watch?v=f5YnRVg9h08 </text:p>
            <text:p/>
            <text:p>Escola Víctor Català. </text:p>
            <text:p/>
            <text:p>https://www.youtube.com/watch?v=VnsPZf5J774 </text:p>
            <text:p>https://www.youtube.com/watch?v=1c_qJYRoR6w </text:p>
            <text:p/>
            <text:p>Escola Els Horts </text:p>
            <text:p/>
            <text:p>https://www.youtube.com/watch?v=CySSCbEfWjw </text:p>
            <text:p/>
            <text:p>Escola Marenostrum: </text:p>
            <text:p/>
            <text:p>https://www.youtube.com/watch?v=PbhDgjnOlGA </text:p>
            <text:p/>
            <text:p>Escola Mas Casanovas: </text:p>
            <text:p/>
            <text:p>https://www.youtube.com/watch?v=DnOOW9lS4nQ </text:p>
            <text:p>https://www.youtube.com/watch?v=ypSHc2KiFuc </text:p>
            <text:p>Estos dos videos han sido eliminados de Youtube. Aquí tenéis dos reseñas de periódico: </text:p>
            <text:p>http://www.eldiario.es/catalunya/politica/MINUTO-Diada_13_685361458_12896.html </text:p>
            <text:p>https://elpais.com/ccaa/2017/10/01/catalunya/1506873136_037134.html </text:p>
            <text:p/>
            <text:p>Escola de joves de Trinitat Vella: </text:p>
            <text:p>https://www.youtube.com/watch?v=jacNXxYhT0o </text:p>
            <text:p>https://www.youtube.com/watch?v=iQfwgGz4cI8 </text:p>
            <text:p/>
            <text:p>IES Joan Boscà: </text:p>
            <text:p/>
            <text:p>https://www.youtube.com/watch?v=v_t-2cIqxMY </text:p>
            <text:p>https://www.youtube.com/watch?v=WtdgOcEaNuM </text:p>
            <text:p/>
            <text:p>Col·legi Orlandai: </text:p>
            <text:p/>
            <text:p>https://www.youtube.com/watch?v=d7Mq8Z19OYk </text:p>
            <text:p>https://www.youtube.com/watch?v=GNr-oeyEnq0</text:p>
            <text:p/>
          </table:table-cell>
          <table:table-cell table:style-name="ce1" table:number-columns-repeated="16"/>
          <table:table-cell table:number-columns-repeated="998"/>
        </table:table-row>
        <table:table-row table:style-name="ro1">
          <table:table-cell table:style-name="ce2" office:value-type="float" office:value="24" calcext:value-type="float">
            <text:p>24</text:p>
          </table:table-cell>
          <table:table-cell table:style-name="ce2" office:value-type="string" calcext:value-type="string">
            <text:p>Conca de Barberà</text:p>
          </table:table-cell>
          <table:table-cell table:style-name="ce2" office:value-type="string" calcext:value-type="string">
            <text:p>Sarral</text:p>
          </table:table-cell>
          <table:table-cell table:style-name="ce2" office:value-type="float" office:value="1587" calcext:value-type="float">
            <text:p>1587</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office:value-type="string" calcext:value-type="string">
            <text:p>X</text:p>
          </table:table-cell>
          <table:table-cell table:style-name="ce2" office:value-type="float" office:value="1" calcext:value-type="float">
            <text:p>1</text:p>
          </table:table-cell>
          <table:table-cell table:style-name="ce3" office:value-type="string" calcext:value-type="string">
            <text:p>There was a charge of the Civil Guard (Guardia Civil). Seemed to be approximately 60 agents. There were some injured. They left empty-handed as they could not find the electoral material.</text:p>
          </table:table-cell>
          <table:table-cell table:style-name="ce3" office:value-type="string" calcext:value-type="string">
            <text:p>https://www.youtube.com/watch?v=Wzd5MWAxdxk</text:p>
            <text:p>https://www.youtube.com/watch?v=jykEiGpze9E</text:p>
            <text:p>https://www.youtube.com/watch?v=LZWeS7oasdA</text:p>
            <text:p>http://delcamp.cat/laconcadiari/politica/lalcalde-sarral-sobre-guardia-civil-no-miraments-ni-canalla-ni-gent-gran</text:p>
            <text:p>https://www.diaridetarragona.com/catalunya/12-ferits-a-Sarral-i-3-mes-a-Torreforta-per-la-intervencio-de-la-policia-20171001-0017.html</text:p>
            <text:p>http://elportalnou.blogspot.com.es/2017/10/lintent-de-repressio-policial-de-lestat.html</text:p>
            <text:p>https://www.aldia.cat/catalunya/territori/noticia-carregues-policials-sarral-cabra-camp-acaben-amb-alguns-ferits-poca-consideracio-20171001151308.html</text:p>
            <text:p>http://www.elperiodico.com/es/politica/20171001/cargas-en-sant-carles-de-la-rapital-y-sarral-para-evitar-la-votacion-6323700</text:p>
          </table:table-cell>
          <table:table-cell table:style-name="ce1" table:number-columns-repeated="16"/>
          <table:table-cell table:number-columns-repeated="998"/>
        </table:table-row>
        <table:table-row table:style-name="ro1">
          <table:table-cell table:style-name="ce2" office:value-type="float" office:value="25" calcext:value-type="float">
            <text:p>25</text:p>
          </table:table-cell>
          <table:table-cell table:style-name="ce2" office:value-type="string" calcext:value-type="string">
            <text:p>Les Garrigues</text:p>
          </table:table-cell>
          <table:table-cell table:style-name="ce2" office:value-type="string" calcext:value-type="string">
            <text:p>Cervià de Les Garrigues</text:p>
          </table:table-cell>
          <table:table-cell table:style-name="ce2" office:value-type="float" office:value="686" calcext:value-type="float">
            <text:p>686</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4"/>
          <table:table-cell table:style-name="ce3" office:value-type="string" calcext:value-type="string">
            <text:p>https://www.segre.com/multimedia/videos/panorama/2017/10/01/arriba_policia_cervia_les_garrigues.html</text:p>
            <text:p>http://www.comarquesdeponent.com/segarra/altres-poblacions-de-la-segarra/itemlist/category/120-catalunya-i-andorra-col%C2%B7laboraran-en-la-gesti%C3%B3-i-la-cerca-d-operadors-de-vols-comercials-a-l-aeroport-de-la-seu-d-urgell</text:p>
            <text:p>http://www.somgarrigues.cat/noticies/4080/les-garrigues-han-votat</text:p>
            <text:p>https://www.radiolesborges.cat/informacio/noticies/2766/resultats-garrigues-referendum-autodeterminacio-catalunya</text:p>
          </table:table-cell>
          <table:table-cell table:style-name="ce1" table:number-columns-repeated="16"/>
          <table:table-cell table:number-columns-repeated="998"/>
        </table:table-row>
        <table:table-row table:style-name="ro1">
          <table:table-cell table:style-name="ce2" office:value-type="float" office:value="26" calcext:value-type="float">
            <text:p>26</text:p>
          </table:table-cell>
          <table:table-cell table:style-name="ce2" office:value-type="string" calcext:value-type="string">
            <text:p>Les Garrigues</text:p>
          </table:table-cell>
          <table:table-cell table:style-name="ce2" office:value-type="string" calcext:value-type="string">
            <text:p>Albagés</text:p>
          </table:table-cell>
          <table:table-cell table:style-name="ce2" office:value-type="float" office:value="403" calcext:value-type="float">
            <text:p>403</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Civil Guard (Guardia Civil) showed up. There where several charges. They impounded wrong ballot boxes.</text:p>
          </table:table-cell>
          <table:table-cell table:style-name="ce3" office:value-type="string" calcext:value-type="string">
            <text:p>http://www.somgarrigues.cat/noticies/4080/les-garrigues-han-votat</text:p>
            <text:p>https://www.radiolesborges.cat/informacio/noticies/2766/resultats-garrigues-referendum-autodeterminacio-catalunya</text:p>
          </table:table-cell>
          <table:table-cell table:style-name="ce1" table:number-columns-repeated="16"/>
          <table:table-cell table:number-columns-repeated="998"/>
        </table:table-row>
        <table:table-row table:style-name="ro1">
          <table:table-cell table:style-name="ce2" office:value-type="float" office:value="27" calcext:value-type="float">
            <text:p>27</text:p>
          </table:table-cell>
          <table:table-cell table:style-name="ce2" office:value-type="string" calcext:value-type="string">
            <text:p>Gironès</text:p>
          </table:table-cell>
          <table:table-cell table:style-name="ce2" office:value-type="string" calcext:value-type="string">
            <text:p>Sant Julià de Ramis</text:p>
          </table:table-cell>
          <table:table-cell table:style-name="ce2" office:value-type="float" office:value="3455" calcext:value-type="float">
            <text:p>3455</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There was a charge of the Civil Guard (Guardia Civil). Between 50 and 100 civil guards showed up. A total of about 20 vans. Sant Julià de Ramis is the town President Carles Puigdemont was suppsed to vote at.</text:p>
          </table:table-cell>
          <table:table-cell table:style-name="ce3" office:value-type="string" calcext:value-type="string">
            <text:p>http://www.diaridegirona.cat/comarques/2017/10/01/guardia-civil-desallotja-forca-pavello/870636.html</text:p>
            <text:p>http://www.naciodigital.cat/noticia/139538/video/rebentant/vidre/porta/aixi/entra/guardia/civil/al/collegi/puigdemont</text:p>
          </table:table-cell>
          <table:table-cell table:style-name="ce1" table:number-columns-repeated="16"/>
          <table:table-cell table:number-columns-repeated="998"/>
        </table:table-row>
        <table:table-row table:style-name="ro1">
          <table:table-cell table:style-name="ce2" office:value-type="float" office:value="28" calcext:value-type="float">
            <text:p>28</text:p>
          </table:table-cell>
          <table:table-cell table:style-name="ce2" office:value-type="string" calcext:value-type="string">
            <text:p>Gironès</text:p>
          </table:table-cell>
          <table:table-cell table:style-name="ce2" office:value-type="string" calcext:value-type="string">
            <text:p>Aiguaviva</text:p>
          </table:table-cell>
          <table:table-cell table:style-name="ce2" office:value-type="float" office:value="763" calcext:value-type="float">
            <text:p>763</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There was a charge of the Civil Guard (Guardia Civil). About 50 agents showed up. During the charge they shouted "Viva España!" </text:p>
          </table:table-cell>
          <table:table-cell table:style-name="ce5" office:value-type="string" calcext:value-type="string">
            <text:p><text:a xlink:href="http://www.diaridegirona.cat/comarques/2017/10/01/denuncien-lus-gasos-lacrimogens-aiguaviva/870690.html" xlink:type="simple">http://www.diaridegirona.cat/comarques/2017/10/01/denuncien-lus-gasos-lacrimogens-aiguaviva/870690.html</text:a></text:p>
          </table:table-cell>
          <table:table-cell table:style-name="ce1" table:number-columns-repeated="16"/>
          <table:table-cell table:number-columns-repeated="998"/>
        </table:table-row>
        <table:table-row table:style-name="ro1">
          <table:table-cell table:style-name="ce2" office:value-type="float" office:value="29" calcext:value-type="float">
            <text:p>29</text:p>
          </table:table-cell>
          <table:table-cell table:style-name="ce2" office:value-type="string" calcext:value-type="string">
            <text:p>Gironès</text:p>
          </table:table-cell>
          <table:table-cell table:style-name="ce2" office:value-type="string" calcext:value-type="string">
            <text:p>Girona</text:p>
          </table:table-cell>
          <table:table-cell table:style-name="ce2" office:value-type="float" office:value="98255" calcext:value-type="float">
            <text:p>98255</text:p>
          </table:table-cell>
          <table:table-cell table:style-name="ce2" office:value-type="string" calcext:value-type="string">
            <text:p>Several primary care centers</text:p>
          </table:table-cell>
          <table:table-cell table:style-name="ce2" office:value-type="float" office:value="136" calcext:value-type="float">
            <text:p>136</text:p>
          </table:table-cell>
          <table:table-cell table:style-name="ce2"/>
          <table:table-cell table:style-name="ce2" office:value-type="float" office:value="8" calcext:value-type="float">
            <text:p>8</text:p>
          </table:table-cell>
          <table:table-cell table:style-name="ce2" office:value-type="string" calcext:value-type="string">
            <text:p>There where several charges by the National Police (Policia National). An especially brutal one at Col·legi Verd.</text:p>
          </table:table-cell>
          <table:table-cell table:style-name="ce3" office:value-type="string" calcext:value-type="string">
            <text:p>Col·legi Verd </text:p>
            <text:p/>
            <text:p>https://www.youtube.com/watch?v=vlcWzyDWZKY </text:p>
            <text:p>https://www.youtube.com/watch?v=Lczy1D5SGzM </text:p>
            <text:p>https://www.youtube.com/watch?v=mqKY_SU0TAQ </text:p>
            <text:p/>
            <text:p>Escola Bruguera. </text:p>
            <text:p/>
            <text:p>http://www.diaridegirona.cat/multimedia/fotos/girona/2017-10-01-104426-l1-o-lescola-joan-bruguera.html </text:p>
            <text:p>http://www.lavanguardia.com/local/girona/20171001/431701867583/girona-referendum-1-octubre.html </text:p>
            <text:p/>
            <text:p>Centre Cívic Pla de Palau: </text:p>
            <text:p/>
            <text:p>https://www.youtube.com/watch?v=tGQFD2h0bPg</text:p>
            <text:p/>
            <text:p>Escola Taialà. </text:p>
            <text:p/>
            <text:p>https://www.youtube.com/watch?v=_Sd386Ns5wk </text:p>
            <text:p>https://www.youtube.com/watch?v=v0CR5bCs44U </text:p>
            <text:p/>
            <text:p>Servei d’ocupació de sant narcís: </text:p>
            <text:p/>
            <text:p>https://www.youtube.com/watch?v=D3zcSOdnzjc </text:p>
            <text:p>https://www.youtube.com/watch?v=npu5FQQXmMA </text:p>
            <text:p/>
            <text:p>Escola Dalmau Santa Eugènia. </text:p>
            <text:p/>
            <text:p>https://www.youtube.com/watch?v=u29DPI30_cw </text:p>
            <text:p/>
            <text:p>Servei d’Ocupació Municipal barri de Sant Narcís. : </text:p>
            <text:p/>
            <text:p>https://www.ara.cat/politica/Girona-jornada-electoral-carregues-policials_0_1879612246.html </text:p>
            <text:p/>
            <text:p>Centre Cívic de Pedret: </text:p>
            <text:p/>
            <text:p>https://www.youtube.com/watch?v=ZLmT0RsfDok</text:p>
            <text:p/>
          </table:table-cell>
          <table:table-cell table:style-name="ce1" table:number-columns-repeated="16"/>
          <table:table-cell table:number-columns-repeated="998"/>
        </table:table-row>
        <table:table-row table:style-name="ro1">
          <table:table-cell table:style-name="ce2" office:value-type="float" office:value="30" calcext:value-type="float">
            <text:p>30</text:p>
          </table:table-cell>
          <table:table-cell table:style-name="ce2" office:value-type="string" calcext:value-type="string">
            <text:p>Maresme</text:p>
          </table:table-cell>
          <table:table-cell table:style-name="ce2" office:value-type="string" calcext:value-type="string">
            <text:p>Canyamars</text:p>
          </table:table-cell>
          <table:table-cell table:style-name="ce2" office:value-type="float" office:value="1457" calcext:value-type="float">
            <text:p>1457</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2" calcext:value-type="float">
            <text:p>2</text:p>
          </table:table-cell>
          <table:table-cell table:style-name="ce2" office:value-type="string" calcext:value-type="string">
            <text:p>Civil Guard (Guardia Civil) showed up.</text:p>
          </table:table-cell>
          <table:table-cell table:style-name="ce3" office:value-type="string" calcext:value-type="string">
            <text:p>https://www.youtube.com/watch?v=0hM9S2QdUrI</text:p>
            <text:p>http://www.lavanguardia.com/local/maresme/20171001/431703712282/maresme-11-o-referendum-independencia.html</text:p>
          </table:table-cell>
          <table:table-cell table:style-name="ce1" table:number-columns-repeated="16"/>
          <table:table-cell table:number-columns-repeated="998"/>
        </table:table-row>
        <table:table-row table:style-name="ro1">
          <table:table-cell table:style-name="ce2" office:value-type="float" office:value="31" calcext:value-type="float">
            <text:p>31</text:p>
          </table:table-cell>
          <table:table-cell table:style-name="ce2" office:value-type="string" calcext:value-type="string">
            <text:p>Maresme</text:p>
          </table:table-cell>
          <table:table-cell table:style-name="ce2" office:value-type="string" calcext:value-type="string">
            <text:p>Dosrius</text:p>
          </table:table-cell>
          <table:table-cell table:style-name="ce2" office:value-type="float" office:value="3697" calcext:value-type="float">
            <text:p>3697</text:p>
          </table:table-cell>
          <table:table-cell table:style-name="ce2" office:value-type="string" calcext:value-type="string">
            <text:p>Two local health-care consulting rooms (Excluding one in Dosrius)</text:p>
          </table:table-cell>
          <table:table-cell table:style-name="ce2" office:value-type="float" office:value="6" calcext:value-type="float">
            <text:p>6</text:p>
          </table:table-cell>
          <table:table-cell table:style-name="ce2"/>
          <table:table-cell table:style-name="ce2" office:value-type="float" office:value="1" calcext:value-type="float">
            <text:p>1</text:p>
          </table:table-cell>
          <table:table-cell table:style-name="ce2" office:value-type="string" calcext:value-type="string">
            <text:p>Civil Guard (Guardia Civil) showed up with about 50 vans. The town's mayor tried to avoid charges but the agents threw him to the ground.</text:p>
          </table:table-cell>
          <table:table-cell table:style-name="ce6" office:value-type="string" calcext:value-type="string">
            <text:p><text:a xlink:href="https://www.youtube.com/watch?v=TO5U-cFtZv0" xlink:type="simple">https://www.youtube.com/watch?v=TO5U-cFtZv0https://www.ara.cat/politica/Policia-Nacional-carrega-Dosrius-Maresme_3_1879642047.htmlhttp://www.ccma.cat/324/una-carrega-de-la-guardia-civil-a-dosrius-acaba-amb-9-ferits-a-lhospital/noticia/2812268/</text:a></text:p>
          </table:table-cell>
          <table:table-cell table:style-name="ce1" table:number-columns-repeated="16"/>
          <table:table-cell table:number-columns-repeated="998"/>
        </table:table-row>
        <table:table-row table:style-name="ro1">
          <table:table-cell table:style-name="ce2" office:value-type="float" office:value="32" calcext:value-type="float">
            <text:p>32</text:p>
          </table:table-cell>
          <table:table-cell table:style-name="ce2" office:value-type="string" calcext:value-type="string">
            <text:p>Maresme</text:p>
          </table:table-cell>
          <table:table-cell table:style-name="ce2" office:value-type="string" calcext:value-type="string">
            <text:p>Sant Cebrià de Vallalta</text:p>
          </table:table-cell>
          <table:table-cell table:style-name="ce2" office:value-type="float" office:value="3329" calcext:value-type="float">
            <text:p>3329</text:p>
          </table:table-cell>
          <table:table-cell table:style-name="ce3" office:value-type="string" calcext:value-type="string">
            <text:p>One local health-care consulting room</text:p>
          </table:table-cell>
          <table:table-cell table:style-name="ce2" office:value-type="float" office:value="6" calcext:value-type="float">
            <text:p>6</text:p>
          </table:table-cell>
          <table:table-cell table:style-name="ce2"/>
          <table:table-cell table:style-name="ce2" office:value-type="float" office:value="2" calcext:value-type="float">
            <text:p>2</text:p>
          </table:table-cell>
          <table:table-cell table:style-name="ce2" office:value-type="string" calcext:value-type="string">
            <text:p>Over 100 Civil guard (Guardia Civil) tried to stop the voting. They where not able to impound the ballot boxes as these were hidden by some of the neigbours.</text:p>
          </table:table-cell>
          <table:table-cell table:style-name="ce4"/>
          <table:table-cell table:style-name="ce1" table:number-columns-repeated="16"/>
          <table:table-cell table:number-columns-repeated="998"/>
        </table:table-row>
        <table:table-row table:style-name="ro1">
          <table:table-cell table:style-name="ce2" office:value-type="float" office:value="33" calcext:value-type="float">
            <text:p>33</text:p>
          </table:table-cell>
          <table:table-cell table:style-name="ce2" office:value-type="string" calcext:value-type="string">
            <text:p>Maresme</text:p>
          </table:table-cell>
          <table:table-cell table:style-name="ce2" office:value-type="string" calcext:value-type="string">
            <text:p>Sant Iscle de Vallalta</text:p>
          </table:table-cell>
          <table:table-cell table:style-name="ce2" office:value-type="float" office:value="1292" calcext:value-type="float">
            <text:p>1292</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2" calcext:value-type="float">
            <text:p>2</text:p>
          </table:table-cell>
          <table:table-cell table:style-name="ce3" office:value-type="string" calcext:value-type="string">
            <text:p>Over 100 Civil guard (Guardia Civil) showed up. The neighbours hid the ballot boxes and when the police entered the polling station, they were playing Dominoes. The police showed a second time, but the neighbours had hidden the ballot box in a church.</text:p>
          </table:table-cell>
          <table:table-cell table:style-name="ce3" office:value-type="string" calcext:value-type="string">
            <text:p>http://www.ccma.cat/324/domino-davant-dels-agents-a-sant-iscle-vallalta/noticia/2812398/</text:p>
            <text:p>https://www.youtube.com/watch?v=CALo_kc0ptQ</text:p>
            <text:p>https://www.youtube.com/watch?v=NWUyPleCp9A</text:p>
          </table:table-cell>
          <table:table-cell table:style-name="ce1" table:number-columns-repeated="16"/>
          <table:table-cell table:number-columns-repeated="998"/>
        </table:table-row>
        <table:table-row table:style-name="ro1">
          <table:table-cell table:style-name="ce2" office:value-type="float" office:value="34" calcext:value-type="float">
            <text:p>34</text:p>
          </table:table-cell>
          <table:table-cell table:style-name="ce2" office:value-type="string" calcext:value-type="string">
            <text:p>Maresme</text:p>
          </table:table-cell>
          <table:table-cell table:style-name="ce2" office:value-type="string" calcext:value-type="string">
            <text:p>Argentona</text:p>
          </table:table-cell>
          <table:table-cell table:style-name="ce2" office:value-type="float" office:value="12051" calcext:value-type="float">
            <text:p>12051</text:p>
          </table:table-cell>
          <table:table-cell table:style-name="ce2" office:value-type="string" calcext:value-type="string">
            <text:p>One local health-care consulting room and a primary care centers</text:p>
          </table:table-cell>
          <table:table-cell table:style-name="ce2" office:value-type="float" office:value="23" calcext:value-type="float">
            <text:p>23</text:p>
          </table:table-cell>
          <table:table-cell table:style-name="ce2"/>
          <table:table-cell table:style-name="ce2" office:value-type="float" office:value="1" calcext:value-type="float">
            <text:p>1</text:p>
          </table:table-cell>
          <table:table-cell table:style-name="ce2" office:value-type="string" calcext:value-type="string">
            <text:p>Spanish Civil Guard (Guardia Civil) showed up at an industrial area, where they theought a center of population to be (Velcro Factory). When they saw they where mistaken they left and did not search further for other polling stations.</text:p>
          </table:table-cell>
          <table:table-cell table:style-name="ce2" office:value-type="string" calcext:value-type="string">
            <text:p>In the case of Argentona, the information compiled is obtained directly from calling the town hall. I found a small review in a newspaper and when seeing it would not be sufficient I decided to call to confirm if any state security force showed in the village.</text:p>
          </table:table-cell>
          <table:table-cell table:style-name="ce1" table:number-columns-repeated="16"/>
          <table:table-cell table:number-columns-repeated="998"/>
        </table:table-row>
        <table:table-row table:style-name="ro1">
          <table:table-cell table:style-name="ce2" office:value-type="float" office:value="35" calcext:value-type="float">
            <text:p>35</text:p>
          </table:table-cell>
          <table:table-cell table:style-name="ce2" office:value-type="string" calcext:value-type="string">
            <text:p>Montsià</text:p>
          </table:table-cell>
          <table:table-cell table:style-name="ce2" office:value-type="string" calcext:value-type="string">
            <text:p>Sant Carles de La Ràpita</text:p>
          </table:table-cell>
          <table:table-cell table:style-name="ce2" office:value-type="float" office:value="14718" calcext:value-type="float">
            <text:p>14718</text:p>
          </table:table-cell>
          <table:table-cell table:style-name="ce2" office:value-type="string" calcext:value-type="string">
            <text:p>One local health-care consulting room and a primary care centers</text:p>
          </table:table-cell>
          <table:table-cell table:style-name="ce2" office:value-type="float" office:value="27" calcext:value-type="float">
            <text:p>27</text:p>
          </table:table-cell>
          <table:table-cell table:style-name="ce2"/>
          <table:table-cell table:style-name="ce2" office:value-type="float" office:value="1" calcext:value-type="float">
            <text:p>1</text:p>
          </table:table-cell>
          <table:table-cell table:style-name="ce2" office:value-type="string" calcext:value-type="string">
            <text:p>A 100 Civil guard (Guardia Civil) showed up, there was a brutal charge which caused 45 injured. They impounded empty ballot boxes</text:p>
          </table:table-cell>
          <table:table-cell table:style-name="ce3" office:value-type="string" calcext:value-type="string">
            <text:p>http://www.elnacional.cat/ca/politica/ferits-guardia-civil-sant-carles-rapita-referendum_197220_102.htmlhttps://www.youtube.com/watch?v=m2M3sPOso-8</text:p>
            <text:p>https://www.youtube.com/watch?v=Bw_mJiFtpjE</text:p>
          </table:table-cell>
          <table:table-cell table:style-name="ce1" table:number-columns-repeated="16"/>
          <table:table-cell table:number-columns-repeated="998"/>
        </table:table-row>
        <table:table-row table:style-name="ro1">
          <table:table-cell table:style-name="ce2" office:value-type="float" office:value="36" calcext:value-type="float">
            <text:p>36</text:p>
          </table:table-cell>
          <table:table-cell table:style-name="ce2" office:value-type="string" calcext:value-type="string">
            <text:p>La Noguera</text:p>
          </table:table-cell>
          <table:table-cell table:style-name="ce2" office:value-type="string" calcext:value-type="string">
            <text:p>Menàrguens</text:p>
          </table:table-cell>
          <table:table-cell table:style-name="ce2" office:value-type="float" office:value="847" calcext:value-type="float">
            <text:p>847</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
            <text:p>About 10 Civil Guard (Guardia Civil) showed up. There was a chard with about 10 injured. They where not able to take the ballot boxes.</text:p>
          </table:table-cell>
          <table:table-cell table:style-name="ce3" office:value-type="string" calcext:value-type="string">
            <text:p>http://www.publico.es/public/guardia-civil-i-policia-nacional-carreguen-col-legis-electorals-lleida.html</text:p>
            <text:p>https://www.segre.com/noticies/panorama/2017/10/02/carrega_policial_amb_ferits_montgai_ponts_menarguens_29345_1106.html</text:p>
            <text:p>https://www.youtube.com/watch?v=9gH0mkWypRw</text:p>
            <text:p>https://www.youtube.com/watch?v=vj-YS6L93ho</text:p>
            <text:p>http://www.balaguer.tv/la-guardia-civil-menarguens/</text:p>
            <text:p>https://www.segre.com/multimedia/videos/lleida/2017/10/01/entrada_la_policia_nacional_menarguens.html</text:p>
          </table:table-cell>
          <table:table-cell table:style-name="ce1" table:number-columns-repeated="16"/>
          <table:table-cell table:number-columns-repeated="998"/>
        </table:table-row>
        <table:table-row table:style-name="ro1">
          <table:table-cell table:style-name="ce2" office:value-type="float" office:value="37" calcext:value-type="float">
            <text:p>37</text:p>
          </table:table-cell>
          <table:table-cell table:style-name="ce2" office:value-type="string" calcext:value-type="string">
            <text:p>La Noguera</text:p>
          </table:table-cell>
          <table:table-cell table:style-name="ce2" office:value-type="string" calcext:value-type="string">
            <text:p>Ponts</text:p>
          </table:table-cell>
          <table:table-cell table:style-name="ce2" office:value-type="float" office:value="2638" calcext:value-type="float">
            <text:p>2638</text:p>
          </table:table-cell>
          <table:table-cell table:style-name="ce2" office:value-type="string" calcext:value-type="string">
            <text:p>One primary care center</text:p>
          </table:table-cell>
          <table:table-cell table:style-name="ce2" office:value-type="float" office:value="0" calcext:value-type="float">
            <text:p>0</text:p>
          </table:table-cell>
          <table:table-cell table:style-name="ce2" office:value-type="string" calcext:value-type="string">
            <text:p>X</text:p>
          </table:table-cell>
          <table:table-cell table:style-name="ce2" office:value-type="float" office:value="1" calcext:value-type="float">
            <text:p>1</text:p>
          </table:table-cell>
          <table:table-cell table:style-name="ce2" office:value-type="string" calcext:value-type="string">
            <text:p>20 Units of the Civil Guard (Guardia Civil) showed up and injured 26. They took a few ballot boxes. The injured had to be taken care of at a healt-care center.</text:p>
          </table:table-cell>
          <table:table-cell table:style-name="ce3" office:value-type="string" calcext:value-type="string">
            <text:p>http://www.balaguer.tv/guardia-civil-presenta-ponts/</text:p>
            <text:p>http://noacatem.blogspot.com.es/</text:p>
            <text:p>http://www.naciodigital.cat/lleida/noticia/25401/diversos/ferits/brutal/carrega/policia/nacional/ponts</text:p>
          </table:table-cell>
          <table:table-cell table:style-name="ce1" table:number-columns-repeated="16"/>
          <table:table-cell table:number-columns-repeated="998"/>
        </table:table-row>
        <table:table-row table:style-name="ro1">
          <table:table-cell table:style-name="ce2" office:value-type="float" office:value="38" calcext:value-type="float">
            <text:p>38</text:p>
          </table:table-cell>
          <table:table-cell table:style-name="ce2" office:value-type="string" calcext:value-type="string">
            <text:p>La Noguera</text:p>
          </table:table-cell>
          <table:table-cell table:style-name="ce2" office:value-type="string" calcext:value-type="string">
            <text:p>Montgai</text:p>
          </table:table-cell>
          <table:table-cell table:style-name="ce2" office:value-type="float" office:value="651" calcext:value-type="float">
            <text:p>651</text:p>
          </table:table-cell>
          <table:table-cell table:style-name="ce2" office:value-type="string" calcext:value-type="string">
            <text:p>Two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20 Civil Guard agents showed up. Thwy did not find the ballot boxes.</text:p>
          </table:table-cell>
          <table:table-cell table:style-name="ce3" office:value-type="string" calcext:value-type="string">
            <text:p>http://www.balaguer.tv/guardia-civil-montgai/</text:p>
            <text:p>https://www.teleponent.cat/desproporcionada-actuacio-guardia-civil-montgai-menarguens-alcarras/</text:p>
          </table:table-cell>
          <table:table-cell table:style-name="ce1" table:number-columns-repeated="16"/>
          <table:table-cell table:number-columns-repeated="998"/>
        </table:table-row>
        <table:table-row table:style-name="ro1">
          <table:table-cell table:style-name="ce2" office:value-type="float" office:value="39" calcext:value-type="float">
            <text:p>39</text:p>
          </table:table-cell>
          <table:table-cell table:style-name="ce2" office:value-type="string" calcext:value-type="string">
            <text:p>Pla de l’Estany</text:p>
          </table:table-cell>
          <table:table-cell table:style-name="ce2" office:value-type="string" calcext:value-type="string">
            <text:p>Esponellà</text:p>
          </table:table-cell>
          <table:table-cell table:style-name="ce2" office:value-type="float" office:value="456" calcext:value-type="float">
            <text:p>456</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50 Civil Guard agents showed up. They did not find the ballot box as it was hidden by neigbours.</text:p>
          </table:table-cell>
          <table:table-cell table:style-name="ce3" office:value-type="string" calcext:value-type="string">
            <text:p>http://www.ccma.cat/tv3/alacarta/intervencio-policial-a-esponella-al-pla-de-lestany/esponella-1-o-1/video/5693754/</text:p>
            <text:p>http://www.radiobanyoles.cat/noticia.php?id=15702&amp;t=Indignaci%C3%B3+i+impot%C3%A8ncia+a+Esponell%C3%A0+davant+la+dura+incursi%C3%B3+de+la+Gu%C3%A0rdia+Civil+a+l%E2%80%99Ajuntament</text:p>
            <text:p>http://www.lavanguardia.com/local/girona/20171005/431809548017/esponella-denuncia-danos-ayuntamiento-guardia-civil.html</text:p>
          </table:table-cell>
          <table:table-cell table:style-name="ce1" table:number-columns-repeated="16"/>
          <table:table-cell table:number-columns-repeated="998"/>
        </table:table-row>
        <table:table-row table:style-name="ro1">
          <table:table-cell table:style-name="ce2" office:value-type="float" office:value="40" calcext:value-type="float">
            <text:p>40</text:p>
          </table:table-cell>
          <table:table-cell table:style-name="ce2" office:value-type="string" calcext:value-type="string">
            <text:p>La Ribera d’Ebre</text:p>
          </table:table-cell>
          <table:table-cell table:style-name="ce2" office:value-type="string" calcext:value-type="string">
            <text:p>Móra la Nova</text:p>
          </table:table-cell>
          <table:table-cell table:style-name="ce2" office:value-type="float" office:value="3104" calcext:value-type="float">
            <text:p>3104</text:p>
          </table:table-cell>
          <table:table-cell table:style-name="ce2" office:value-type="string" calcext:value-type="string">
            <text:p>One primary care center</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50 untis of the Civil Guard (Guardia Civil), vans and vehicles. Over 150 agents. There where 2 injured. One girl was thrown to the ground and stepped on by 5 agents. The person rtying to help her was beaten on the head by a shield. They did not find the Ballot boxes.</text:p>
          </table:table-cell>
          <table:table-cell table:style-name="ce3" office:value-type="string" calcext:value-type="string">
            <text:p>https://www.diaridetarragona.com/ebre/Una-gernacio-saplega-a-Roquetes-contra-la-repressio-policial-i-a-favor-de-la-independncia-20171003-0015.html</text:p>
            <text:p>https://www.youtube.com/watch?v=p9KpTuJkiBA</text:p>
            <text:p>http://www.ebredigital.cat/societat/5981-mora-la-nova-la-poblacio-amb-mes-repressio-policial-de-la-ribera-d-ebre</text:p>
          </table:table-cell>
          <table:table-cell table:style-name="ce1" table:number-columns-repeated="16"/>
          <table:table-cell table:number-columns-repeated="998"/>
        </table:table-row>
        <table:table-row table:style-name="ro1">
          <table:table-cell table:style-name="ce2" office:value-type="float" office:value="41" calcext:value-type="float">
            <text:p>41</text:p>
          </table:table-cell>
          <table:table-cell table:style-name="ce2" office:value-type="string" calcext:value-type="string">
            <text:p>La Segarra</text:p>
          </table:table-cell>
          <table:table-cell table:style-name="ce2" office:value-type="string" calcext:value-type="string">
            <text:p>Estaràs</text:p>
          </table:table-cell>
          <table:table-cell table:style-name="ce2" office:value-type="float" office:value="163" calcext:value-type="float">
            <text:p>163</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The Civil Guard (Guardia Civil) showed up and took one ballot box</text:p>
          </table:table-cell>
          <table:table-cell table:style-name="ce3" office:value-type="string" calcext:value-type="string">
            <text:p>https://www.segre.com/noticies/comarques/2017/10/04/estaras_recupera_urna_que_va_endur_guardia_civil_un_emotiu_acte_29461_1091.html</text:p>
            <text:p>https://www.segre.com/noticies/panorama/2017/10/02/la_segarra_viu_jornada_amb_por_amb_orgull_29342_1106.html</text:p>
          </table:table-cell>
          <table:table-cell table:style-name="ce1" table:number-columns-repeated="16"/>
          <table:table-cell table:number-columns-repeated="998"/>
        </table:table-row>
        <table:table-row table:style-name="ro1">
          <table:table-cell table:style-name="ce2" office:value-type="float" office:value="42" calcext:value-type="float">
            <text:p>42</text:p>
          </table:table-cell>
          <table:table-cell table:style-name="ce2" office:value-type="string" calcext:value-type="string">
            <text:p>La Segarra</text:p>
          </table:table-cell>
          <table:table-cell table:style-name="ce2" office:value-type="string" calcext:value-type="string">
            <text:p>Ivorra</text:p>
          </table:table-cell>
          <table:table-cell table:style-name="ce2" office:value-type="float" office:value="114" calcext:value-type="float">
            <text:p>114</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The Civil Guard showed up. There was no charge or attack.</text:p>
          </table:table-cell>
          <table:table-cell table:style-name="ce3" office:value-type="string" calcext:value-type="string">
            <text:p>https://www.segre.com/noticies/panorama/2017/10/02/la_segarra_viu_jornada_amb_por_amb_orgull_29342_1106.html</text:p>
            <text:p>http://www.comarquesdeponent.com/segarra/altres-poblacions-de-la-segarra/itemlist/category/120-catalunya-i-andorra-col%C2%B7laboraran-en-la-gesti%C3%B3-i-la-cerca-d-operadors-de-vols-comercials-a-l-aeroport-de-la-seu-d-urgell</text:p>
          </table:table-cell>
          <table:table-cell table:style-name="ce1" table:number-columns-repeated="16"/>
          <table:table-cell table:number-columns-repeated="998"/>
        </table:table-row>
        <table:table-row table:style-name="ro1">
          <table:table-cell table:style-name="ce2" office:value-type="float" office:value="43" calcext:value-type="float">
            <text:p>43</text:p>
          </table:table-cell>
          <table:table-cell table:style-name="ce2" office:value-type="string" calcext:value-type="string">
            <text:p>La Segarra</text:p>
          </table:table-cell>
          <table:table-cell table:style-name="ce2" office:value-type="string" calcext:value-type="string">
            <text:p>Els Plans de Sió.</text:p>
          </table:table-cell>
          <table:table-cell table:style-name="ce2" office:value-type="float" office:value="523" calcext:value-type="float">
            <text:p>523</text:p>
          </table:table-cell>
          <table:table-cell table:style-name="ce3" office:value-type="string" calcext:value-type="string">
            <text:p>Three local health-care consulting rooms</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The Civil Guard showed up. There was no charge or attack.</text:p>
          </table:table-cell>
          <table:table-cell table:style-name="ce3" office:value-type="string" calcext:value-type="string">
            <text:p>https://www.segre.com/noticies/panorama/2017/10/02/la_segarra_viu_jornada_amb_por_amb_orgull_29342_1106.html</text:p>
            <text:p>http://www.comarquesdeponent.com/segarra/altres-poblacions-de-la-segarra/itemlist/category/120-catalunya-i-andorra-col%C2%B7laboraran-en-la-gesti%C3%B3-i-la-cerca-d-operadors-de-vols-comercials-a-l-aeroport-de-la-seu-d-urgell</text:p>
          </table:table-cell>
          <table:table-cell table:style-name="ce1" table:number-columns-repeated="16"/>
          <table:table-cell table:number-columns-repeated="998"/>
        </table:table-row>
        <table:table-row table:style-name="ro1">
          <table:table-cell table:style-name="ce2" office:value-type="float" office:value="44" calcext:value-type="float">
            <text:p>44</text:p>
          </table:table-cell>
          <table:table-cell table:style-name="ce2" office:value-type="string" calcext:value-type="string">
            <text:p>La Segarra</text:p>
          </table:table-cell>
          <table:table-cell table:style-name="ce2" office:value-type="string" calcext:value-type="string">
            <text:p>Sant Ramon</text:p>
          </table:table-cell>
          <table:table-cell table:style-name="ce2" office:value-type="float" office:value="509" calcext:value-type="float">
            <text:p>509</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15 Civil Gards (Guardia Civil) showed up. The neighbours of this village made fun of them.</text:p>
          </table:table-cell>
          <table:table-cell table:style-name="ce3" office:value-type="string" calcext:value-type="string">
            <text:p>http://www.naciodigital.cat/lleida/noticia/25447/mofa/dels/veins/poble/segarra/guardia/civil/agente/puedo/ir/al/lavabo</text:p>
            <text:p>https://www.segre.com/noticies/panorama/2017/10/02/la_segarra_viu_jornada_amb_por_amb_orgull_29342_1106.html</text:p>
            <text:p>http://www.comarquesdeponent.com/segarra/altres-poblacions-de-la-segarra/itemlist/category/120-catalunya-i-andorra-col%C2%B7laboraran-en-la-gesti%C3%B3-i-la-cerca-d-operadors-de-vols-comercials-a-l-aeroport-de-la-seu-d-urgell</text:p>
          </table:table-cell>
          <table:table-cell table:style-name="ce1" table:number-columns-repeated="16"/>
          <table:table-cell table:number-columns-repeated="998"/>
        </table:table-row>
        <table:table-row table:style-name="ro1">
          <table:table-cell table:style-name="ce2" office:value-type="float" office:value="45" calcext:value-type="float">
            <text:p>45</text:p>
          </table:table-cell>
          <table:table-cell table:style-name="ce2" office:value-type="string" calcext:value-type="string">
            <text:p>El Segrià</text:p>
          </table:table-cell>
          <table:table-cell table:style-name="ce2" office:value-type="string" calcext:value-type="string">
            <text:p>Soses</text:p>
          </table:table-cell>
          <table:table-cell table:style-name="ce2" office:value-type="float" office:value="1698" calcext:value-type="float">
            <text:p>1698</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The Civil Guard (Guardia Civil) showed up and took the ballot boxes</text:p>
          </table:table-cell>
          <table:table-cell table:style-name="ce3" office:value-type="string" calcext:value-type="string">
            <text:p>http://www.ccma.cat/tv3/alacarta/programa/1-o-soses/video/5693487/</text:p>
            <text:p>https://agenciauo.org/guardia-civil-carrega-contra-centenars-persones-collegi-electoral-sant-julia-ramis/</text:p>
          </table:table-cell>
          <table:table-cell table:style-name="ce1" table:number-columns-repeated="16"/>
          <table:table-cell table:number-columns-repeated="998"/>
        </table:table-row>
        <table:table-row table:style-name="ro1">
          <table:table-cell table:style-name="ce2" office:value-type="float" office:value="46" calcext:value-type="float">
            <text:p>46</text:p>
          </table:table-cell>
          <table:table-cell table:style-name="ce2" office:value-type="string" calcext:value-type="string">
            <text:p>El Segrià</text:p>
          </table:table-cell>
          <table:table-cell table:style-name="ce2" office:value-type="string" calcext:value-type="string">
            <text:p>Artesa de Lleida</text:p>
          </table:table-cell>
          <table:table-cell table:style-name="ce2" office:value-type="float" office:value="1512" calcext:value-type="float">
            <text:p>1512</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The Civil Guard (Guardia Civil) showed up.</text:p>
          </table:table-cell>
          <table:table-cell table:style-name="ce3" office:value-type="string" calcext:value-type="string">
            <text:p>http://www.lleida.com/noticia_canal/1o-milers-de-persones-ricard-vines-protesten-les-carregues-policials-del-referendum</text:p>
            <text:p>https://www.youtube.com/watch?v=m33RdV1EjAE</text:p>
            <text:p>http://www.ccma.cat/324/carregues-policials-urnes-i-paperetes-requisades-i-talls-dinternet-als-collegis-electorals/noticia/2812059/</text:p>
          </table:table-cell>
          <table:table-cell table:style-name="ce1" table:number-columns-repeated="16"/>
          <table:table-cell table:number-columns-repeated="998"/>
        </table:table-row>
        <table:table-row table:style-name="ro1">
          <table:table-cell table:style-name="ce2" office:value-type="float" office:value="47" calcext:value-type="float">
            <text:p>47</text:p>
          </table:table-cell>
          <table:table-cell table:style-name="ce2" office:value-type="string" calcext:value-type="string">
            <text:p>El Segrià</text:p>
          </table:table-cell>
          <table:table-cell table:style-name="ce2" office:value-type="string" calcext:value-type="string">
            <text:p>Alcarràs</text:p>
          </table:table-cell>
          <table:table-cell table:style-name="ce2" office:value-type="float" office:value="9297" calcext:value-type="float">
            <text:p>9297</text:p>
          </table:table-cell>
          <table:table-cell table:style-name="ce2" office:value-type="string" calcext:value-type="string">
            <text:p>One primary care center</text:p>
          </table:table-cell>
          <table:table-cell table:style-name="ce2" office:value-type="float" office:value="7" calcext:value-type="float">
            <text:p>7</text:p>
          </table:table-cell>
          <table:table-cell table:style-name="ce2"/>
          <table:table-cell table:style-name="ce2" office:value-type="float" office:value="1" calcext:value-type="float">
            <text:p>1</text:p>
          </table:table-cell>
          <table:table-cell table:style-name="ce2" office:value-type="string" calcext:value-type="string">
            <text:p>There was one charge with about 50 agents of the Civil Guard (Guadria Civil).</text:p>
          </table:table-cell>
          <table:table-cell table:style-name="ce3" office:value-type="string" calcext:value-type="string">
            <text:p>https://www.segre.com/noticies/panorama/2017/10/01/guardia_civil_policia_nacional_carreguen_col_legis_electorals_lleida_29314_1106.html</text:p>
            <text:p>http://www.publico.es/public/guardia-civil-i-policia-nacional-carreguen-col-legis-electorals-lleida.html</text:p>
            <text:p>https://www.youtube.com/watch?v=7T5_CTclWW0</text:p>
          </table:table-cell>
          <table:table-cell table:style-name="ce1" table:number-columns-repeated="16"/>
          <table:table-cell table:number-columns-repeated="998"/>
        </table:table-row>
        <table:table-row table:style-name="ro1">
          <table:table-cell table:style-name="ce2" office:value-type="float" office:value="48" calcext:value-type="float">
            <text:p>48</text:p>
          </table:table-cell>
          <table:table-cell table:style-name="ce2" office:value-type="string" calcext:value-type="string">
            <text:p>El Segrià</text:p>
          </table:table-cell>
          <table:table-cell table:style-name="ce2" office:value-type="string" calcext:value-type="string">
            <text:p>Lleida</text:p>
          </table:table-cell>
          <table:table-cell table:style-name="ce2" office:value-type="float" office:value="138144" calcext:value-type="float">
            <text:p>138144</text:p>
          </table:table-cell>
          <table:table-cell table:style-name="ce2" office:value-type="string" calcext:value-type="string">
            <text:p>Several primary care centers</text:p>
          </table:table-cell>
          <table:table-cell table:style-name="ce2" office:value-type="float" office:value="216" calcext:value-type="float">
            <text:p>216</text:p>
          </table:table-cell>
          <table:table-cell table:style-name="ce2"/>
          <table:table-cell table:style-name="ce2" office:value-type="float" office:value="5" calcext:value-type="float">
            <text:p>5</text:p>
          </table:table-cell>
          <table:table-cell table:style-name="ce2" office:value-type="string" calcext:value-type="string">
            <text:p>There where several police charges. At one of them one man suffered a hart-attack.</text:p>
          </table:table-cell>
          <table:table-cell table:style-name="ce3" office:value-type="string" calcext:value-type="string">
            <text:p>Pruebas documentales: </text:p>
            <text:p/>
            <text:p>CAP cappont. </text:p>
            <text:p/>
            <text:p>https://www.youtube.com/watch?v=JruawYHu3SQ </text:p>
            <text:p/>
            <text:p>Escola Oficial d’Idiomes: </text:p>
            <text:p/>
            <text:p>https://www.youtube.com/watch?v=3mHm1HUzNNs</text:p>
            <text:p/>
            <text:p>Oficina de la Generalitat al barri de la Mariola: </text:p>
            <text:p/>
            <text:p>http://www.elpuntavui.cat/punt-divers/article/4-divers/1251562-ferit-molt-greu-un-home-a-lleida-despres-d-una-carrega-policial-pel-referendum.html </text:p>
            <text:p>http://www.naciodigital.cat/noticia/139590/video/estat/critic/home/70/anys/despr/patir/infart/lleida/durant/carregues </text:p>
            <text:p/>
            <text:p>Oficina de la Generalitat Avinguda del Segre: </text:p>
            <text:p/>
            <text:p>Només tinc una nota en que es diu que els agents de la policia nacional van entrar al local de votació. </text:p>
            <text:p/>
            <text:p>IES la caparella: </text:p>
            <text:p/>
            <text:p>https://www.youtube.com/watch?v=kv0ibhkUbBs</text:p>
            <text:p/>
          </table:table-cell>
          <table:table-cell table:style-name="ce1" table:number-columns-repeated="16"/>
          <table:table-cell table:number-columns-repeated="998"/>
        </table:table-row>
        <table:table-row table:style-name="ro1">
          <table:table-cell table:style-name="ce2" office:value-type="float" office:value="49" calcext:value-type="float">
            <text:p>49</text:p>
          </table:table-cell>
          <table:table-cell table:style-name="ce2" office:value-type="string" calcext:value-type="string">
            <text:p>Tarragonès</text:p>
          </table:table-cell>
          <table:table-cell table:style-name="ce2" office:value-type="string" calcext:value-type="string">
            <text:p>Renau</text:p>
          </table:table-cell>
          <table:table-cell table:style-name="ce2" office:value-type="float" office:value="148" calcext:value-type="float">
            <text:p>148</text:p>
          </table:table-cell>
          <table:table-cell table:style-name="ce3" office:value-type="string" calcext:value-type="string">
            <text:p>One local health-care consulting room</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35 agents of the Civil Guard (Guadria Civil) showed up. They had to remove the protesters by fores. None where injred.</text:p>
          </table:table-cell>
          <table:table-cell table:style-name="ce3" office:value-type="string" calcext:value-type="string">
            <text:p>http://www.altafullaradio.cat/noticia/id4951</text:p>
            <text:p>http://www.elpuntavui.cat/politica/article/17-politica/1252013-dures-carregues-policials-a-la-demarcacio-de-tarragona.html</text:p>
            <text:p>http://www.altafullaradio.cat/noticia/id4943</text:p>
          </table:table-cell>
          <table:table-cell table:style-name="ce1" table:number-columns-repeated="16"/>
          <table:table-cell table:number-columns-repeated="998"/>
        </table:table-row>
        <table:table-row table:style-name="ro1">
          <table:table-cell table:style-name="ce2" office:value-type="float" office:value="50" calcext:value-type="float">
            <text:p>50</text:p>
          </table:table-cell>
          <table:table-cell table:style-name="ce2" office:value-type="string" calcext:value-type="string">
            <text:p>Tarragonès</text:p>
          </table:table-cell>
          <table:table-cell table:style-name="ce2" office:value-type="string" calcext:value-type="string">
            <text:p>Vila-Seca</text:p>
          </table:table-cell>
          <table:table-cell table:style-name="ce2" office:value-type="float" office:value="21935" calcext:value-type="float">
            <text:p>21935</text:p>
          </table:table-cell>
          <table:table-cell table:style-name="ce2" office:value-type="string" calcext:value-type="string">
            <text:p>Several primary care centers</text:p>
          </table:table-cell>
          <table:table-cell table:style-name="ce2" office:value-type="float" office:value="27" calcext:value-type="float">
            <text:p>27</text:p>
          </table:table-cell>
          <table:table-cell table:style-name="ce2"/>
          <table:table-cell table:style-name="ce2" office:value-type="float" office:value="1" calcext:value-type="float">
            <text:p>1</text:p>
          </table:table-cell>
          <table:table-cell table:style-name="ce2" office:value-type="string" calcext:value-type="string">
            <text:p>About 50 vehicles of the Civil guard (Guardia Civil) showed up.</text:p>
          </table:table-cell>
          <table:table-cell table:style-name="ce3" office:value-type="string" calcext:value-type="string">
            <text:p>https://www.diaridetarragona.com/costa/50-guardia-civiles-para-llevarse-una-urna-en-Vila-seca-20171001-0056.html</text:p>
            <text:p>https://www.vilaweb.cat/noticies/ensenyament-xifra-en-35-000-euros-els-danys-en-centres-educatius-del-camp-de-tarragona-durant-l1-o/</text:p>
          </table:table-cell>
          <table:table-cell table:style-name="ce1" table:number-columns-repeated="16"/>
          <table:table-cell table:number-columns-repeated="998"/>
        </table:table-row>
        <table:table-row table:style-name="ro1">
          <table:table-cell table:style-name="ce2" office:value-type="float" office:value="51" calcext:value-type="float">
            <text:p>51</text:p>
          </table:table-cell>
          <table:table-cell table:style-name="ce2" office:value-type="string" calcext:value-type="string">
            <text:p>Tarragonès</text:p>
          </table:table-cell>
          <table:table-cell table:style-name="ce2" office:value-type="string" calcext:value-type="string">
            <text:p>Tarragona</text:p>
          </table:table-cell>
          <table:table-cell table:style-name="ce2" office:value-type="float" office:value="131094" calcext:value-type="float">
            <text:p>131094</text:p>
          </table:table-cell>
          <table:table-cell table:style-name="ce2" office:value-type="string" calcext:value-type="string">
            <text:p>Several primary care centers</text:p>
          </table:table-cell>
          <table:table-cell table:style-name="ce2" office:value-type="float" office:value="214" calcext:value-type="float">
            <text:p>214</text:p>
          </table:table-cell>
          <table:table-cell table:style-name="ce2"/>
          <table:table-cell table:style-name="ce2" office:value-type="float" office:value="7" calcext:value-type="float">
            <text:p>7</text:p>
          </table:table-cell>
          <table:table-cell table:style-name="ce2" office:value-type="string" calcext:value-type="string">
            <text:p>National police performed several charges at polling stations causing several injured.</text:p>
          </table:table-cell>
          <table:table-cell table:style-name="ce3" office:value-type="string" calcext:value-type="string">
            <text:p>IES Taragona</text:p>
            <text:p/>
            <text:p>https://www.youtube.com/watch?v=eZ_E-yA5_0w </text:p>
            <text:p>https://www.youtube.com/watch?v=HlUwVA15YzE </text:p>
            <text:p/>
            <text:p>Institut campclar </text:p>
            <text:p/>
            <text:p>https://www.youtube.com/watch?v=btx-cuWuPgA </text:p>
            <text:p/>
            <text:p>IES comte riius. </text:p>
            <text:p/>
            <text:p>https://www.youtube.com/watch?v=92JbOvs1ShY </text:p>
            <text:p>https://www.youtube.com/watch?v=xgeD1mrSsB0 </text:p>
            <text:p/>
            <text:p>IES Torreforta. </text:p>
            <text:p/>
            <text:p>https://www.youtube.com/watch?v=uqk73o9vme4 </text:p>
            <text:p/>
            <text:p>IES Sant Pere i Sant Pau: </text:p>
            <text:p/>
            <text:p>https://www.youtube.com/watch?v=LQEAzXMnog4</text:p>
            <text:p/>
            <text:p>Serveis Territorials d’Urbanisme: </text:p>
            <text:p/>
            <text:p>http://delcamp.cat/tarragonadiari/successos/policia-espanyola-causa-desperfectes-edificis-publics-tarragona </text:p>
            <text:p>http://delcamp.cat/politica/minut-minut-camp-tarragona-bolca-votar-al-referendum-violencia-policial </text:p>
            <text:p/>
            <text:p>IES Pont del Diable. </text:p>
            <text:p/>
            <text:p>http://www.naciodigital.cat/tarragona/noticia/23867/tarragona/salva/prop/19ooo/vots/referendum</text:p>
            <text:p/>
          </table:table-cell>
          <table:table-cell table:style-name="ce1" table:number-columns-repeated="16"/>
          <table:table-cell table:number-columns-repeated="998"/>
        </table:table-row>
        <table:table-row table:style-name="ro1">
          <table:table-cell table:style-name="ce2" office:value-type="float" office:value="52" calcext:value-type="float">
            <text:p>52</text:p>
          </table:table-cell>
          <table:table-cell table:style-name="ce2" office:value-type="string" calcext:value-type="string">
            <text:p>Vallès Occidental</text:p>
          </table:table-cell>
          <table:table-cell table:style-name="ce2" office:value-type="string" calcext:value-type="string">
            <text:p>Sabadell</text:p>
          </table:table-cell>
          <table:table-cell table:style-name="ce2" office:value-type="float" office:value="208246" calcext:value-type="float">
            <text:p>208246</text:p>
          </table:table-cell>
          <table:table-cell table:style-name="ce2" office:value-type="string" calcext:value-type="string">
            <text:p>Several primary care centers</text:p>
          </table:table-cell>
          <table:table-cell table:style-name="ce2" office:value-type="float" office:value="221" calcext:value-type="float">
            <text:p>221</text:p>
          </table:table-cell>
          <table:table-cell table:style-name="ce2"/>
          <table:table-cell table:style-name="ce2" office:value-type="float" office:value="1" calcext:value-type="float">
            <text:p>1</text:p>
          </table:table-cell>
          <table:table-cell table:style-name="ce2" office:value-type="string" calcext:value-type="string">
            <text:p>The National Police showed up early at the polling station/school "Nosta Llar", where Carme Forcadell was supposed to vote. They caused several injured with bruises. They took one empty ballot box. The people managed to push them out. When leaving they shot rubber bullets.</text:p>
          </table:table-cell>
          <table:table-cell table:style-name="ce3" office:value-type="string" calcext:value-type="string">
            <text:p>https://www.youtube.com/watch?v=ftnBKBi6Mag</text:p>
            <text:p>https://www.youtube.com/watch?v=AGHM317qV6o</text:p>
            <text:p>https://www.youtube.com/watch?v=N5GuU2q2Fkk</text:p>
            <text:p>https://www.youtube.com/watch?v=ULm8YrFlLsI</text:p>
            <text:p>https://www.youtube.com/watch?v=PgfQnZWx2rQ</text:p>
            <text:p>http://www.diaridesabadell.com/la-repressio-policial-causa-greus-desperfectes-al-nostra-llar/</text:p>
            <text:p>http://www.naciodigital.cat/sabadell/noticia/13961/video/fotos/assalt/policia/nacional/escola/nostra/llar/sabadell</text:p>
          </table:table-cell>
          <table:table-cell table:style-name="ce1" table:number-columns-repeated="16"/>
          <table:table-cell table:number-columns-repeated="998"/>
        </table:table-row>
        <table:table-row table:style-name="ro1">
          <table:table-cell table:style-name="ce2" office:value-type="float" office:value="53" calcext:value-type="float">
            <text:p>53</text:p>
          </table:table-cell>
          <table:table-cell table:style-name="ce2" office:value-type="string" calcext:value-type="string">
            <text:p>Vallès Occidental</text:p>
          </table:table-cell>
          <table:table-cell table:style-name="ce2" office:value-type="string" calcext:value-type="string">
            <text:p>Castellbisbal</text:p>
          </table:table-cell>
          <table:table-cell table:style-name="ce2" office:value-type="float" office:value="12277" calcext:value-type="float">
            <text:p>12277</text:p>
          </table:table-cell>
          <table:table-cell table:style-name="ce2" office:value-type="string" calcext:value-type="string">
            <text:p>One primary care center</text:p>
          </table:table-cell>
          <table:table-cell table:style-name="ce2" office:value-type="float" office:value="28" calcext:value-type="float">
            <text:p>28</text:p>
          </table:table-cell>
          <table:table-cell table:style-name="ce2"/>
          <table:table-cell table:style-name="ce2" office:value-type="float" office:value="1" calcext:value-type="float">
            <text:p>1</text:p>
          </table:table-cell>
          <table:table-cell table:style-name="ce2" office:value-type="string" calcext:value-type="string">
            <text:p>Between 15 and 20 Civil Gard (Guardia Civil) vans showed up. They left 11 people injured. They did not take the ballot boxes.</text:p>
          </table:table-cell>
          <table:table-cell table:style-name="ce3" office:value-type="string" calcext:value-type="string">
            <text:p>https://www.youtube.com/watch?v=eAbdzbLJRzg</text:p>
            <text:p>https://www.youtube.com/watch?v=kVYS8A2_AjE</text:p>
            <text:p>https://www.youtube.com/watch?v=Eefh99kD-SQ</text:p>
            <text:p>https://www.youtube.com/watch?v=9y-FB_8u_Tk</text:p>
            <text:p>http://www.elnacional.cat/ca/politica/guardia-civil-carrega-menors-edat-castellbisbal_197382_102.html</text:p>
            <text:p>http://www.772.cat/lajuntament-denunciara-guardia-civil-seva-intervencio-vinyes/</text:p>
            <text:p>http://www.naciodigital.cat/latorredelpalau/noticia/61241/guardia/civil/arriba/castellbisbal/cops/porra/se/va/amb/mans/buides</text:p>
          </table:table-cell>
          <table:table-cell table:style-name="ce1" table:number-columns-repeated="16"/>
          <table:table-cell table:number-columns-repeated="998"/>
        </table:table-row>
        <table:table-row table:style-name="ro1">
          <table:table-cell table:style-name="ce2" office:value-type="float" office:value="54" calcext:value-type="float">
            <text:p>54</text:p>
          </table:table-cell>
          <table:table-cell table:style-name="ce2" office:value-type="string" calcext:value-type="string">
            <text:p>Vallès Oriental</text:p>
          </table:table-cell>
          <table:table-cell table:style-name="ce2" office:value-type="string" calcext:value-type="string">
            <text:p>Vilalba Saserra</text:p>
          </table:table-cell>
          <table:table-cell table:style-name="ce2" office:value-type="float" office:value="684" calcext:value-type="float">
            <text:p>684</text:p>
          </table:table-cell>
          <table:table-cell table:style-name="ce2" office:value-type="string" calcext:value-type="string">
            <text:p>None</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2" office:value-type="string" calcext:value-type="string">
            <text:p>About 50 Civil Guards (Guardia Civil) showed up. The took one Ballot box but not the one they where looking for.</text:p>
          </table:table-cell>
          <table:table-cell table:style-name="ce3" office:value-type="string" calcext:value-type="string">
            <text:p>https://www.vilalbasasserra.cat/actualitat/noticies/reaccio-molt-violenta-de-la-guardia-civil.html</text:p>
            <text:p>https://www.youtube.com/watch?v=f2zJ5mUp2uo</text:p>
            <text:p>http://el9nou.cat/valles-oriental/actualitat/cinc-ferits-a-vilalba-per-una-carrega-de-la-guardia-civil-al-centre-civic/</text:p>
            <text:p>http://www.naciodigital.cat/baixmontseny/noticia/9735/carrega/policial/al/centre/civic/vilalba/sasserra/no/evita/no/comptar/vots/referendum</text:p>
            <text:p>https://www.youtube.com/watch?v=F9h8Kf157Gk</text:p>
            <text:p>https://www.youtube.com/watch?v=f2zJ5mUp2uo</text:p>
            <text:p>https://www.youtube.com/watch?v=40xUFWk0_So</text:p>
          </table:table-cell>
          <table:table-cell table:style-name="ce1" table:number-columns-repeated="16"/>
          <table:table-cell table:number-columns-repeated="998"/>
        </table:table-row>
        <table:table-row table:style-name="ro1">
          <table:table-cell table:style-name="ce2" office:value-type="float" office:value="55" calcext:value-type="float">
            <text:p>55</text:p>
          </table:table-cell>
          <table:table-cell table:style-name="ce2" office:value-type="string" calcext:value-type="string">
            <text:p>Vallès Oriental</text:p>
          </table:table-cell>
          <table:table-cell table:style-name="ce2" office:value-type="string" calcext:value-type="string">
            <text:p>Sant Celoni</text:p>
          </table:table-cell>
          <table:table-cell table:style-name="ce2" office:value-type="float" office:value="17540" calcext:value-type="float">
            <text:p>17540</text:p>
          </table:table-cell>
          <table:table-cell table:style-name="ce2" office:value-type="string" calcext:value-type="string">
            <text:p>Several primary care centers</text:p>
          </table:table-cell>
          <table:table-cell table:style-name="ce2" office:value-type="float" office:value="27" calcext:value-type="float">
            <text:p>27</text:p>
          </table:table-cell>
          <table:table-cell table:style-name="ce2"/>
          <table:table-cell table:style-name="ce2" office:value-type="float" office:value="1" calcext:value-type="float">
            <text:p>1</text:p>
          </table:table-cell>
          <table:table-cell table:style-name="ce2" office:value-type="string" calcext:value-type="string">
            <text:p>The Civil Guard showed up. All polling stations in Sant Celoni where closed except for "l' Ateneu". The Ballot boxes of the closed stations where saved. The neighbours at "l' Ateneu" managed to resist the Civil Guard Guardia Civil).</text:p>
          </table:table-cell>
          <table:table-cell table:style-name="ce3" office:value-type="string" calcext:value-type="string">
            <text:p>http://www.naciodigital.cat/baixmontseny/noticia/9733/guardia/civil/irromp/sant/celoni/poblacio/defensa/urnes/democracia</text:p>
            <text:p>https://www.ara.cat/politica/Guardia-Civil-arriba-Sant-Celoni_3_1879642052.html</text:p>
          </table:table-cell>
          <table:table-cell table:style-name="ce1" table:number-columns-repeated="16"/>
          <table:table-cell table:number-columns-repeated="998"/>
        </table:table-row>
        <table:table-row table:style-name="ro1">
          <table:table-cell table:style-name="ce2" office:value-type="float" office:value="56" calcext:value-type="float">
            <text:p>56</text:p>
          </table:table-cell>
          <table:table-cell table:style-name="ce2" office:value-type="string" calcext:value-type="string">
            <text:p>Vallès Oriental</text:p>
          </table:table-cell>
          <table:table-cell table:style-name="ce2" office:value-type="string" calcext:value-type="string">
            <text:p>Campins</text:p>
          </table:table-cell>
          <table:table-cell table:style-name="ce2" office:value-type="float" office:value="470" calcext:value-type="float">
            <text:p>470</text:p>
          </table:table-cell>
          <table:table-cell table:style-name="ce2" office:value-type="string" calcext:value-type="string">
            <text:p>None</text:p>
          </table:table-cell>
          <table:table-cell table:style-name="ce2" office:value-type="float" office:value="0" calcext:value-type="float">
            <text:p>0</text:p>
          </table:table-cell>
          <table:table-cell table:style-name="ce2"/>
          <table:table-cell table:style-name="ce2" office:value-type="float" office:value="1" calcext:value-type="float">
            <text:p>1</text:p>
          </table:table-cell>
          <table:table-cell table:style-name="ce3" office:value-type="string" calcext:value-type="string">
            <text:p>Actuó la Guardia Civil provocando diferentes destrozos. Cuando ya se iban, se encontraron con que los vecinos habían cortado 7 árboles que les impedían el paso. Al ver que no podían pasar, se fueron por caminos de montaña y se perdieron. La gente les había alterado la señalización. Tuvieron que ser rescatados por los Mossos d’Esquadra.</text:p>
            <text:p/>
            <text:p>Civil Guards acted and caused several destructions. When they left, they realised neighbours cut down 7 trees that inhibited their passage. When they saw they could not continue, they took mountain roads and got lost. They were rescued by the Mossos d'Esquadra.</text:p>
          </table:table-cell>
          <table:table-cell table:style-name="ce3" office:value-type="string" calcext:value-type="string">
            <text:p>https://directa.cat/lenginy-collectiu-venc-repressio</text:p>
            <text:p>http://www.referendum-1oct.cat/campins</text:p>
            <text:p>http://www.naiz.eus/eu/blogs/berriola/posts/grandes-y-pequenas-historias-del-referendum-catalan-que-circulan-por-la-red</text:p>
          </table:table-cell>
          <table:table-cell table:style-name="ce1" table:number-columns-repeated="16"/>
          <table:table-cell table:number-columns-repeated="998"/>
        </table:table-row>
        <table:table-row table:style-name="ro1" table:number-rows-repeated="943">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Provinces" table:style-name="ta2">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2" table:default-cell-style-name="Default"/>
        <table:table-column table:style-name="co2" table:number-columns-repeated="20" table:default-cell-style-name="Default"/>
        <table:table-column table:style-name="co11" table:number-columns-repeated="998" table:default-cell-style-name="Default"/>
        <table:table-row table:style-name="ro1">
          <table:table-cell table:style-name="ce1" office:value-type="string" calcext:value-type="string">
            <text:p>ID</text:p>
          </table:table-cell>
          <table:table-cell table:style-name="ce1" office:value-type="string" calcext:value-type="string">
            <text:p>Province</text:p>
          </table:table-cell>
          <table:table-cell table:style-name="ce1" office:value-type="string" calcext:value-type="string">
            <text:p>Fire Dept.</text:p>
          </table:table-cell>
          <table:table-cell table:style-name="ce1" office:value-type="string" calcext:value-type="string">
            <text:p>Catalan police (Mossos d'Esquadra)</text:p>
          </table:table-cell>
          <table:table-cell table:style-name="ce1" table:number-columns-repeated="22"/>
          <table:table-cell table:number-columns-repeated="998"/>
        </table:table-row>
        <table:table-row table:style-name="ro1">
          <table:table-cell table:style-name="ce8" office:value-type="float" office:value="1" calcext:value-type="float">
            <text:p>1</text:p>
          </table:table-cell>
          <table:table-cell table:style-name="ce8" office:value-type="string" calcext:value-type="string">
            <text:p>Alt Camp</text:p>
          </table:table-cell>
          <table:table-cell table:style-name="ce9" office:value-type="string" calcext:value-type="string">
            <text:p>Fire dept. at Valls, Alcover (Volunteer) and Vilarodona (volunteers)</text:p>
            <text:p>http://serveisoberts.gencat.cat/equipaments#?titol=parc%20de%20bombers&amp;adreca.comarca=Alt%20Camp</text:p>
          </table:table-cell>
          <table:table-cell table:style-name="ce9" office:value-type="string" calcext:value-type="string">
            <text:p>Hay una comisaría de Mossos d’Esquadra en Valls:</text:p>
            <text:p>http://serveisoberts.gencat.cat/equipaments#?titol=Mossos%20d'Esquadra&amp;adreca.comarca=Alt%20Camp</text:p>
          </table:table-cell>
          <table:table-cell table:style-name="ce1" table:number-columns-repeated="22"/>
          <table:table-cell table:number-columns-repeated="998"/>
        </table:table-row>
        <table:table-row table:style-name="ro1">
          <table:table-cell table:style-name="ce8" office:value-type="float" office:value="2" calcext:value-type="float">
            <text:p>2</text:p>
          </table:table-cell>
          <table:table-cell table:style-name="ce8" office:value-type="string" calcext:value-type="string">
            <text:p>Alt Empordà</text:p>
          </table:table-cell>
          <table:table-cell table:style-name="ce9" office:value-type="string" calcext:value-type="string">
            <text:p>Fire dept. at Roses, Llança, Figueres and at La Jonquera. Volunteers at: L’Escala, Sant Climent Sescebes i Cadaqués.</text:p>
            <text:p>http://serveisoberts.gencat.cat/equipaments#?titol=bombers&amp;adreca.comarca=Alt%20Empord%C3%A0</text:p>
          </table:table-cell>
          <table:table-cell table:style-name="ce9" office:value-type="string" calcext:value-type="string">
            <text:p>Hay comisarías de los Mossos d’Esquadra en Roses, Figueres, L’Escala i la Jonquera:</text:p>
            <text:p>http://serveisoberts.gencat.cat/equipaments#?titol=mossos&amp;adreca.comarca=Alt%20Empord%C3%A0</text:p>
          </table:table-cell>
          <table:table-cell table:style-name="ce1" table:number-columns-repeated="22"/>
          <table:table-cell table:number-columns-repeated="998"/>
        </table:table-row>
        <table:table-row table:style-name="ro1">
          <table:table-cell table:style-name="ce8" office:value-type="float" office:value="3" calcext:value-type="float">
            <text:p>3</text:p>
          </table:table-cell>
          <table:table-cell table:style-name="ce8" office:value-type="string" calcext:value-type="string">
            <text:p>Anoia</text:p>
          </table:table-cell>
          <table:table-cell table:style-name="ce9" office:value-type="string" calcext:value-type="string">
            <text:p>Fire dept. at Calaf y en Igualada. Volunteers at: Capellades, La Llacuna i Piera.</text:p>
            <text:p>http://serveisoberts.gencat.cat/equipaments#?titol=bombers&amp;adreca.comarca=Anoia</text:p>
          </table:table-cell>
          <table:table-cell table:style-name="ce9" office:value-type="string" calcext:value-type="string">
            <text:p>Hay una comisaría de Mossos d’Esquadra en Igualada.</text:p>
            <text:p>http://serveisoberts.gencat.cat/equipaments#?titol=mossos%20d'esquadra&amp;adreca.comarca=Anoia</text:p>
          </table:table-cell>
          <table:table-cell table:style-name="ce1" table:number-columns-repeated="22"/>
          <table:table-cell table:number-columns-repeated="998"/>
        </table:table-row>
        <table:table-row table:style-name="ro1">
          <table:table-cell table:style-name="ce8" office:value-type="float" office:value="4" calcext:value-type="float">
            <text:p>4</text:p>
          </table:table-cell>
          <table:table-cell table:style-name="ce8" office:value-type="string" calcext:value-type="string">
            <text:p>Bages</text:p>
          </table:table-cell>
          <table:table-cell table:style-name="ce9" office:value-type="string" calcext:value-type="string">
            <text:p>Los Parques de Bomberos del Bages están en Cardona i Manresa. Hay bomberos voluntarios en : Castellfollit del Boix i Sallent.</text:p>
            <text:p>http://serveisoberts.gencat.cat/equipaments#?titol=bombers&amp;adreca.comarca=Bages</text:p>
          </table:table-cell>
          <table:table-cell table:style-name="ce9" office:value-type="string" calcext:value-type="string">
            <text:p>Hay una comisaría de los Mossos d’Esquadra en Manresa</text:p>
            <text:p>http://serveisoberts.gencat.cat/equipaments#?titol=mossos&amp;adreca.comarca=Bages</text:p>
          </table:table-cell>
          <table:table-cell table:style-name="ce1" table:number-columns-repeated="22"/>
          <table:table-cell table:number-columns-repeated="998"/>
        </table:table-row>
        <table:table-row table:style-name="ro1">
          <table:table-cell table:style-name="ce8" office:value-type="float" office:value="5" calcext:value-type="float">
            <text:p>5</text:p>
          </table:table-cell>
          <table:table-cell table:style-name="ce8" office:value-type="string" calcext:value-type="string">
            <text:p>Baix Camp</text:p>
          </table:table-cell>
          <table:table-cell table:style-name="ce9" office:value-type="string" calcext:value-type="string">
            <text:p>Los Parques de Bomberos del Baix Camp están en: L’Hospitalet de l’Infant, Reus i Cambrils. Hay bomberos voluntarios en: Prades.</text:p>
            <text:p>http://serveisoberts.gencat.cat/equipaments#?titol=bombers&amp;adreca.comarca=Baix%20Camp</text:p>
          </table:table-cell>
          <table:table-cell table:style-name="ce9" office:value-type="string" calcext:value-type="string">
            <text:p>Hay una comisaría de los Mossos d’Esquadra en Reus i en Cambrils</text:p>
            <text:p>http://serveisoberts.gencat.cat/equipaments#?titol=mossos&amp;adreca.comarca=Baix%20Camp</text:p>
          </table:table-cell>
          <table:table-cell table:style-name="ce1" table:number-columns-repeated="22"/>
          <table:table-cell table:number-columns-repeated="998"/>
        </table:table-row>
        <table:table-row table:style-name="ro1">
          <table:table-cell table:style-name="ce8" office:value-type="float" office:value="6" calcext:value-type="float">
            <text:p>6</text:p>
          </table:table-cell>
          <table:table-cell table:style-name="ce8" office:value-type="string" calcext:value-type="string">
            <text:p>Baix Ebre</text:p>
          </table:table-cell>
          <table:table-cell table:style-name="ce9" office:value-type="string" calcext:value-type="string">
            <text:p>Los Parques de bomberos del Baix Ebre están a Tortosa i a l’Ametlla de Mar.</text:p>
            <text:p>http://serveisoberts.gencat.cat/equipaments#?titol=bombers&amp;adreca.comarca=Baix%20Ebre</text:p>
          </table:table-cell>
          <table:table-cell table:style-name="ce9" office:value-type="string" calcext:value-type="string">
            <text:p>Hay una comisaría de los Mossos d’Esquadra en: Tortosa i aL’Ametlla de Mar.</text:p>
            <text:p>http://serveisoberts.gencat.cat/equipaments#?titol=mossos&amp;adreca.comarca=Baix%20Ebre</text:p>
          </table:table-cell>
          <table:table-cell table:style-name="ce1" table:number-columns-repeated="22"/>
          <table:table-cell table:number-columns-repeated="998"/>
        </table:table-row>
        <table:table-row table:style-name="ro1">
          <table:table-cell table:style-name="ce8" office:value-type="float" office:value="7" calcext:value-type="float">
            <text:p>7</text:p>
          </table:table-cell>
          <table:table-cell table:style-name="ce8" office:value-type="string" calcext:value-type="string">
            <text:p>Baix Empordà</text:p>
          </table:table-cell>
          <table:table-cell table:style-name="ce9" office:value-type="string" calcext:value-type="string">
            <text:p>Los Parques de Bomberos están en: Torroella de Montgrí, Calonge, Vall d’Aro, La Pera i Palafrugell.</text:p>
            <text:p>http://serveisoberts.gencat.cat/equipaments#?titol=bombers&amp;adreca.comarca=Baix%20Empord%C3%A0</text:p>
          </table:table-cell>
          <table:table-cell table:style-name="ce9" office:value-type="string" calcext:value-type="string">
            <text:p>Hay una comisaría de los Mossos d’Esquadra a L’Estartit. Platja d’Aro, Palafrugell, Palamós, Sant Feliu de Guíxols i La Bisbal de l’Empordà.</text:p>
            <text:p>http://serveisoberts.gencat.cat/equipaments#?titol=mossos&amp;adreca.comarca=Baix%20Empord%C3%A0</text:p>
          </table:table-cell>
          <table:table-cell table:style-name="ce1" table:number-columns-repeated="22"/>
          <table:table-cell table:number-columns-repeated="998"/>
        </table:table-row>
        <table:table-row table:style-name="ro1">
          <table:table-cell table:style-name="ce8" office:value-type="float" office:value="8" calcext:value-type="float">
            <text:p>8</text:p>
          </table:table-cell>
          <table:table-cell table:style-name="ce8" office:value-type="string" calcext:value-type="string">
            <text:p>Baix Llobregat</text:p>
          </table:table-cell>
          <table:table-cell table:style-name="ce9" office:value-type="string" calcext:value-type="string">
            <text:p>Los Parques de Bomberos del Baix Llobregat están en: Gavà, Sant Boi de Llobregat, Martorell, Prat de Llobregat, Cornellà de Llobregat, Sant Feliu de Llobregat. Hay bomberos voluntarios en: Sant Climent de Llobregat, Begues i Collbató.</text:p>
            <text:p>http://serveisoberts.gencat.cat/equipaments#?titol=bombers&amp;adreca.comarca=Baix%20Llobregat</text:p>
          </table:table-cell>
          <table:table-cell table:style-name="ce9" office:value-type="string" calcext:value-type="string">
            <text:p>Hay comisarías de los Mossos d’Esquadra en: Sant Vicenç dels Horts, Esplugues de Llobregat, Gavà, Prat de Llobregat, Aeroport del Prat, Martorell, Viladecans, Sant Feliu de Llobregat, Castelldefels i Sant Boi de Llobregat:</text:p>
            <text:p>http://serveisoberts.gencat.cat/equipaments#?titol=mossos%20&amp;adreca.comarca=Baix%20Llobregat</text:p>
          </table:table-cell>
          <table:table-cell table:style-name="ce1" table:number-columns-repeated="22"/>
          <table:table-cell table:number-columns-repeated="998"/>
        </table:table-row>
        <table:table-row table:style-name="ro1">
          <table:table-cell table:style-name="ce8" office:value-type="float" office:value="9" calcext:value-type="float">
            <text:p>9</text:p>
          </table:table-cell>
          <table:table-cell table:style-name="ce8" office:value-type="string" calcext:value-type="string">
            <text:p>Baix Penedès</text:p>
          </table:table-cell>
          <table:table-cell table:style-name="ce9" office:value-type="string" calcext:value-type="string">
            <text:p>El Parque de Bomberos del Baix Penedès està en El Vendrell. Hi ha bombers voluntaris a Sant Jaume dels Domenys.</text:p>
            <text:p>http://serveisoberts.gencat.cat/equipaments#?titol=bombers&amp;adreca.comarca=Baix%20Pened%C3%A8s</text:p>
          </table:table-cell>
          <table:table-cell table:style-name="ce9" office:value-type="string" calcext:value-type="string">
            <text:p>Hay una comisaría de los Mossos d’Esquadra en El Vendrell.</text:p>
            <text:p>http://serveisoberts.gencat.cat/equipaments#?titol=mossos&amp;adreca.comarca=Baix%20Pened%C3%A8s</text:p>
          </table:table-cell>
          <table:table-cell table:style-name="ce1" table:number-columns-repeated="22"/>
          <table:table-cell table:number-columns-repeated="998"/>
        </table:table-row>
        <table:table-row table:style-name="ro1">
          <table:table-cell table:style-name="ce8" office:value-type="float" office:value="10" calcext:value-type="float">
            <text:p>10</text:p>
          </table:table-cell>
          <table:table-cell table:style-name="ce8" office:value-type="string" calcext:value-type="string">
            <text:p>Barcelonès</text:p>
          </table:table-cell>
          <table:table-cell table:style-name="ce9" office:value-type="string" calcext:value-type="string">
            <text:p>Los Parques de Bomberos están en: Hospitalet de Llobregat, Santa Coloma de Gramenet i Badalona. A Barcelona ciutat hi ha 7 parcs de bombers.</text:p>
            <text:p>http://ajuntament.barcelona.cat/bombers/ca/on.html</text:p>
            <text:p>http://serveisoberts.gencat.cat/equipaments#?titol=bombers&amp;adreca.comarca=Barcelon%C3%A8s</text:p>
          </table:table-cell>
          <table:table-cell table:style-name="ce9" office:value-type="string" calcext:value-type="string">
            <text:p>Los Mossos d’Esquadra están en: Santa Coloma de Gramenet, Barcelona (diferentes comisarías) , Hospitalet de Llobregat, Badalona, Sant Adrià de Besós.</text:p>
            <text:p>http://serveisoberts.gencat.cat/equipaments#?titol=Mossos&amp;adreca.comarca=Barcelon%C3%A8s</text:p>
          </table:table-cell>
          <table:table-cell table:style-name="ce1" table:number-columns-repeated="22"/>
          <table:table-cell table:number-columns-repeated="998"/>
        </table:table-row>
        <table:table-row table:style-name="ro1">
          <table:table-cell table:style-name="ce8" office:value-type="float" office:value="11" calcext:value-type="float">
            <text:p>11</text:p>
          </table:table-cell>
          <table:table-cell table:style-name="ce8" office:value-type="string" calcext:value-type="string">
            <text:p>Conca de Barberà</text:p>
          </table:table-cell>
          <table:table-cell table:style-name="ce9" office:value-type="string" calcext:value-type="string">
            <text:p>Hay un Parque de Bomberos en: Montblanc, i bombers voluntaris a Sarral, i Santa Coloma de Queralt.</text:p>
            <text:p>http://serveisoberts.gencat.cat/equipaments#?titol=bombers&amp;adreca.comarca=Conca%20de%20Barber%C3%A0</text:p>
          </table:table-cell>
          <table:table-cell table:style-name="ce9" office:value-type="string" calcext:value-type="string">
            <text:p>Hay Mossos d’Esquadra en: Montblanc.</text:p>
            <text:p>http://serveisoberts.gencat.cat/equipaments#?titol=Mossos&amp;adreca.comarca=Conca%20de%20Barber%C3%A0</text:p>
          </table:table-cell>
          <table:table-cell table:style-name="ce1" table:number-columns-repeated="22"/>
          <table:table-cell table:number-columns-repeated="998"/>
        </table:table-row>
        <table:table-row table:style-name="ro1">
          <table:table-cell table:style-name="ce8" office:value-type="float" office:value="12" calcext:value-type="float">
            <text:p>12</text:p>
          </table:table-cell>
          <table:table-cell table:style-name="ce8" office:value-type="string" calcext:value-type="string">
            <text:p>Les Garrigues</text:p>
          </table:table-cell>
          <table:table-cell table:style-name="ce9" office:value-type="string" calcext:value-type="string">
            <text:p>Hay bomberos voluntarios en: La Granadella i Les Borges Blanques.</text:p>
            <text:p>http://serveisoberts.gencat.cat/equipaments#?titol=bombers&amp;adreca.comarca=Garrigues</text:p>
          </table:table-cell>
          <table:table-cell table:style-name="ce9" office:value-type="string" calcext:value-type="string">
            <text:p>Hay Mossos d’Esquadra en: Les Borges Blanques.</text:p>
            <text:p>http://serveisoberts.gencat.cat/equipaments#?titol=mossos&amp;adreca.comarca=Garrigues</text:p>
          </table:table-cell>
          <table:table-cell table:style-name="ce1" table:number-columns-repeated="22"/>
          <table:table-cell table:number-columns-repeated="998"/>
        </table:table-row>
        <table:table-row table:style-name="ro1">
          <table:table-cell table:style-name="ce8" office:value-type="float" office:value="13" calcext:value-type="float">
            <text:p>13</text:p>
          </table:table-cell>
          <table:table-cell table:style-name="ce8" office:value-type="string" calcext:value-type="string">
            <text:p>Gironès</text:p>
          </table:table-cell>
          <table:table-cell table:style-name="ce9" office:value-type="string" calcext:value-type="string">
            <text:p>Hay Parques de Bomberos en: Cassà de la Selva i Girona.</text:p>
            <text:p>http://serveisoberts.gencat.cat/equipaments#?titol=BOMBERS&amp;adreca.comarca=Giron%C3%A8s</text:p>
          </table:table-cell>
          <table:table-cell table:style-name="ce9" office:value-type="string" calcext:value-type="string">
            <text:p>Hay Mossos d’Esquadra en: Salt i Girona.</text:p>
            <text:p>http://serveisoberts.gencat.cat/equipaments#?titol=mossos&amp;adreca.comarca=Giron%C3%A8s</text:p>
          </table:table-cell>
          <table:table-cell table:style-name="ce1" table:number-columns-repeated="22"/>
          <table:table-cell table:number-columns-repeated="998"/>
        </table:table-row>
        <table:table-row table:style-name="ro1">
          <table:table-cell table:style-name="ce8" office:value-type="float" office:value="14" calcext:value-type="float">
            <text:p>14</text:p>
          </table:table-cell>
          <table:table-cell table:style-name="ce8" office:value-type="string" calcext:value-type="string">
            <text:p>Maresme</text:p>
          </table:table-cell>
          <table:table-cell table:style-name="ce9" office:value-type="string" calcext:value-type="string">
            <text:p>Hay Parques de Bomberos en : Mataró, Pineda de Mar. Hi ha bombers voluntaris a Tordera, Arenys de Mar i Malgrat de Mar. http://serveisoberts.gencat.cat/equipaments#?titol=bombers&amp;adreca.comarca=Maresme</text:p>
          </table:table-cell>
          <table:table-cell table:style-name="ce9" office:value-type="string" calcext:value-type="string">
            <text:p>Hay Mossos d’Esquadra en: Premià de Mar, Arenys de Mar, Calella de la Costa, Mataró, Sant Andreu de Llavaneres i Pineda de Mar. http://serveisoberts.gencat.cat/equipaments#?titol=mossos&amp;adreca.comarca=Maresme</text:p>
          </table:table-cell>
          <table:table-cell table:style-name="ce1" table:number-columns-repeated="22"/>
          <table:table-cell table:number-columns-repeated="998"/>
        </table:table-row>
        <table:table-row table:style-name="ro1">
          <table:table-cell table:style-name="ce8" office:value-type="float" office:value="15" calcext:value-type="float">
            <text:p>15</text:p>
          </table:table-cell>
          <table:table-cell table:style-name="ce8" office:value-type="string" calcext:value-type="string">
            <text:p>Montsià</text:p>
          </table:table-cell>
          <table:table-cell table:style-name="ce9" office:value-type="string" calcext:value-type="string">
            <text:p>Hay Parques de Bomberos en: Amposta i Ulldecona.</text:p>
            <text:p>http://serveisoberts.gencat.cat/equipaments#?titol=parc%20de%20bombers&amp;adreca.comarca=Montsi%C3%A0</text:p>
          </table:table-cell>
          <table:table-cell table:style-name="ce9" office:value-type="string" calcext:value-type="string">
            <text:p>Hay Mosso d’Esquadra en: Amposta.</text:p>
            <text:p>http://serveisoberts.gencat.cat/equipaments#?titol=mossos&amp;adreca.comarca=Montsi%C3%A0</text:p>
          </table:table-cell>
          <table:table-cell table:style-name="ce1" table:number-columns-repeated="22"/>
          <table:table-cell table:number-columns-repeated="998"/>
        </table:table-row>
        <table:table-row table:style-name="ro1">
          <table:table-cell table:style-name="ce8" office:value-type="float" office:value="16" calcext:value-type="float">
            <text:p>16</text:p>
          </table:table-cell>
          <table:table-cell table:style-name="ce8" office:value-type="string" calcext:value-type="string">
            <text:p>La Noguera</text:p>
          </table:table-cell>
          <table:table-cell table:style-name="ce9" office:value-type="string" calcext:value-type="string">
            <text:p>Hay Parques de Bomberos en: Balaguer. Hay Bomberos voluntarios en: Àger, Artesa de Segre, Ponts.</text:p>
            <text:p>http://serveisoberts.gencat.cat/equipaments#?titol=bombers&amp;adreca.comarca=Noguera</text:p>
          </table:table-cell>
          <table:table-cell table:style-name="ce9" office:value-type="string" calcext:value-type="string">
            <text:p>Hay Mossos d’Esquadra en: Ponts, Artesa de Segre i a Balaguer.</text:p>
            <text:p>http://serveisoberts.gencat.cat/equipaments#?titol=mossos&amp;adreca.comarca=Noguera</text:p>
          </table:table-cell>
          <table:table-cell table:style-name="ce1" table:number-columns-repeated="22"/>
          <table:table-cell table:number-columns-repeated="998"/>
        </table:table-row>
        <table:table-row table:style-name="ro1">
          <table:table-cell table:style-name="ce8" office:value-type="float" office:value="17" calcext:value-type="float">
            <text:p>17</text:p>
          </table:table-cell>
          <table:table-cell table:style-name="ce8" office:value-type="string" calcext:value-type="string">
            <text:p>Pla de l’Estany</text:p>
          </table:table-cell>
          <table:table-cell table:style-name="ce9" office:value-type="string" calcext:value-type="string">
            <text:p>Hay Parques de Bomeros en: Banyoles.</text:p>
            <text:p>http://serveisoberts.gencat.cat/equipaments#?titol=bombers&amp;adreca.comarca=Pla%20de%20l'Estany</text:p>
          </table:table-cell>
          <table:table-cell table:style-name="ce9" office:value-type="string" calcext:value-type="string">
            <text:p>Hay Mossos d’Esquadra en: Banyoles</text:p>
            <text:p>http://serveisoberts.gencat.cat/equipaments#?titol=mossos&amp;adreca.comarca=Pla%20de%20l'Estany</text:p>
          </table:table-cell>
          <table:table-cell table:style-name="ce1" table:number-columns-repeated="22"/>
          <table:table-cell table:number-columns-repeated="998"/>
        </table:table-row>
        <table:table-row table:style-name="ro1">
          <table:table-cell table:style-name="ce8" office:value-type="float" office:value="18" calcext:value-type="float">
            <text:p>18</text:p>
          </table:table-cell>
          <table:table-cell table:style-name="ce8" office:value-type="string" calcext:value-type="string">
            <text:p>La Ribera d’Ebre</text:p>
          </table:table-cell>
          <table:table-cell table:style-name="ce9" office:value-type="string" calcext:value-type="string">
            <text:p>Hay un Parque de Bomberos en: Ascó i Móra d’Ebre. Hi ha bombers voluntaris a : Tivissa i Flix.</text:p>
            <text:p>http://serveisoberts.gencat.cat/equipaments#?titol=bombers&amp;adreca.comarca=Ribera%20d'Ebre</text:p>
          </table:table-cell>
          <table:table-cell table:style-name="ce9" office:value-type="string" calcext:value-type="string">
            <text:p>Hay Mossos d’Esquadra en: Móra d’Ebre.</text:p>
            <text:p>http://serveisoberts.gencat.cat/equipaments#?titol=mossos&amp;adreca.comarca=Ribera%20d'Ebre</text:p>
          </table:table-cell>
          <table:table-cell table:style-name="ce1" table:number-columns-repeated="22"/>
          <table:table-cell table:number-columns-repeated="998"/>
        </table:table-row>
        <table:table-row table:style-name="ro1">
          <table:table-cell table:style-name="ce8" office:value-type="float" office:value="19" calcext:value-type="float">
            <text:p>19</text:p>
          </table:table-cell>
          <table:table-cell table:style-name="ce8" office:value-type="string" calcext:value-type="string">
            <text:p>La Segarra</text:p>
          </table:table-cell>
          <table:table-cell table:style-name="ce9" office:value-type="string" calcext:value-type="string">
            <text:p>Hi ha Parcs de Bombers a : Cervera. Hi ha bombers voluntaris a Guissona i a Torà</text:p>
            <text:p>http://serveisoberts.gencat.cat/equipaments#?titol=bombers&amp;adreca.comarca=Segarra</text:p>
          </table:table-cell>
          <table:table-cell table:style-name="ce9" office:value-type="string" calcext:value-type="string">
            <text:p>Hi ha Mossos d’Esquadra a : Cervera.</text:p>
            <text:p>http://serveisoberts.gencat.cat/equipaments#?titol=mossos&amp;adreca.comarca=Segarra</text:p>
          </table:table-cell>
          <table:table-cell table:style-name="ce1" table:number-columns-repeated="22"/>
          <table:table-cell table:number-columns-repeated="998"/>
        </table:table-row>
        <table:table-row table:style-name="ro1">
          <table:table-cell table:style-name="ce8" office:value-type="float" office:value="20" calcext:value-type="float">
            <text:p>20</text:p>
          </table:table-cell>
          <table:table-cell table:style-name="ce8" office:value-type="string" calcext:value-type="string">
            <text:p>El Segrià</text:p>
          </table:table-cell>
          <table:table-cell table:style-name="ce9" office:value-type="string" calcext:value-type="string">
            <text:p>Hay Bomberos en. Lleida. Hay bomberos voluntarios en: Almenar, Almacelles i Serós.</text:p>
            <text:p>http://serveisoberts.gencat.cat/equipaments#?titol=bombers&amp;adreca.comarca=Segri%C3%A0</text:p>
          </table:table-cell>
          <table:table-cell table:style-name="ce9" office:value-type="string" calcext:value-type="string">
            <text:p>Hay Mossos d’Esquadra en: Lleida i Aitona.</text:p>
            <text:p>http://serveisoberts.gencat.cat/equipaments#?titol=mossos&amp;adreca.comarca=Segri%C3%A0</text:p>
          </table:table-cell>
          <table:table-cell table:style-name="ce1" table:number-columns-repeated="22"/>
          <table:table-cell table:number-columns-repeated="998"/>
        </table:table-row>
        <table:table-row table:style-name="ro1">
          <table:table-cell table:style-name="ce8" office:value-type="float" office:value="21" calcext:value-type="float">
            <text:p>21</text:p>
          </table:table-cell>
          <table:table-cell table:style-name="ce8" office:value-type="string" calcext:value-type="string">
            <text:p>Tarragonès</text:p>
          </table:table-cell>
          <table:table-cell table:style-name="ce9" office:value-type="string" calcext:value-type="string">
            <text:p>Hay Parques de Bomberos en: Tarragona.</text:p>
            <text:p>http://serveisoberts.gencat.cat/equipaments#?titol=bombers&amp;adreca.comarca=Tarragon%C3%A8s</text:p>
          </table:table-cell>
          <table:table-cell table:style-name="ce9" office:value-type="string" calcext:value-type="string">
            <text:p>Hay Mossos d’Esquadra: Tarragona i Salou-Vilaseca.</text:p>
            <text:p>http://serveisoberts.gencat.cat/equipaments#?titol=mossos&amp;adreca.comarca=Tarragon%C3%A8s</text:p>
          </table:table-cell>
          <table:table-cell table:style-name="ce1" table:number-columns-repeated="22"/>
          <table:table-cell table:number-columns-repeated="998"/>
        </table:table-row>
        <table:table-row table:style-name="ro1">
          <table:table-cell table:style-name="ce8" office:value-type="float" office:value="22" calcext:value-type="float">
            <text:p>22</text:p>
          </table:table-cell>
          <table:table-cell table:style-name="ce8" office:value-type="string" calcext:value-type="string">
            <text:p>Vallès Occidental</text:p>
          </table:table-cell>
          <table:table-cell table:style-name="ce9" office:value-type="string" calcext:value-type="string">
            <text:p>Hay Parques de Bomberos en: Cerdanyola del Vallès, Sabadell, Rubí i Terrassa. Hay bomberos voluntarios en: Matadepera, Viladecavalls i Sant Llorenç Savall.</text:p>
            <text:p>http://serveisoberts.gencat.cat/equipaments#?titol=bombers&amp;adreca.comarca=Vall%C3%A8s%20Occidental</text:p>
          </table:table-cell>
          <table:table-cell table:style-name="ce9" office:value-type="string" calcext:value-type="string">
            <text:p>Hay Mossos d’Esquadra en: Barberà, Sabadell, Sant Cugat, Terrassa i Cerdanyola.</text:p>
            <text:p>http://serveisoberts.gencat.cat/equipaments#?titol=mossos&amp;adreca.comarca=Vall%C3%A8s%20Occidental</text:p>
          </table:table-cell>
          <table:table-cell table:style-name="ce1" table:number-columns-repeated="22"/>
          <table:table-cell table:number-columns-repeated="998"/>
        </table:table-row>
        <table:table-row table:style-name="ro1">
          <table:table-cell table:style-name="ce8" office:value-type="float" office:value="23" calcext:value-type="float">
            <text:p>23</text:p>
          </table:table-cell>
          <table:table-cell table:style-name="ce8" office:value-type="string" calcext:value-type="string">
            <text:p>Vallès Oriental</text:p>
          </table:table-cell>
          <table:table-cell table:style-name="ce9" office:value-type="string" calcext:value-type="string">
            <text:p>Hay Parques de Bomberos en: Granollers , Mollet del Vallès i Sant Celoni. Hay bomberos voluntarios en: Sant Antoni de Vilamajor, Santa Maria de Palautordera, Figaró-Montmany i Caldes de Montbui.</text:p>
            <text:p>http://serveisoberts.gencat.cat/equipaments#?titol=bombers&amp;adreca.comarca=Vall%C3%A8s%20Oriental</text:p>
          </table:table-cell>
          <table:table-cell table:style-name="ce9" office:value-type="string" calcext:value-type="string">
            <text:p>Hay Mossos d’Esquadra en: Sant Celoni, Granollers, Caldes de Montbui i Mollet del Vallès.</text:p>
            <text:p>http://serveisoberts.gencat.cat/equipaments#?titol=mossos&amp;adreca.comarca=Vall%C3%A8s%20Oriental</text:p>
          </table:table-cell>
          <table:table-cell table:style-name="ce1" table:number-columns-repeated="22"/>
          <table:table-cell table:number-columns-repeated="998"/>
        </table:table-row>
        <table:table-row table:style-name="ro1">
          <table:table-cell table:style-name="ce8" office:value-type="float" office:value="24" calcext:value-type="float">
            <text:p>24</text:p>
          </table:table-cell>
          <table:table-cell table:style-name="ce8"/>
          <table:table-cell table:style-name="ce9" table:number-columns-repeated="2"/>
          <table:table-cell table:style-name="ce1" table:number-columns-repeated="22"/>
          <table:table-cell table:number-columns-repeated="998"/>
        </table:table-row>
        <table:table-row table:style-name="ro1" table:number-rows-repeated="975">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Stats_1" table:style-name="ta3">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number-columns-repeated="2" table:default-cell-style-name="Default"/>
        <table:table-column table:style-name="co2" table:number-columns-repeated="20" table:default-cell-style-name="Default"/>
        <table:table-column table:style-name="co11" table:number-columns-repeated="998" table:default-cell-style-name="Default"/>
        <table:table-row table:style-name="ro1">
          <table:table-cell table:style-name="ce1" office:value-type="string" calcext:value-type="string">
            <text:p>Total towns afected: </text:p>
          </table:table-cell>
          <table:table-cell table:style-name="ce1" office:value-type="float" office:value="55" calcext:value-type="float">
            <text:p>55</text:p>
          </table:table-cell>
          <table:table-cell table:style-name="ce1" table:number-columns-repeated="24"/>
          <table:table-cell table:number-columns-repeated="998"/>
        </table:table-row>
        <table:table-row table:style-name="ro1">
          <table:table-cell table:style-name="ce1" office:value-type="string" calcext:value-type="string">
            <text:p>Total Actions/Charges</text:p>
          </table:table-cell>
          <table:table-cell table:style-name="ce1" office:value-type="float" office:value="106" calcext:value-type="float">
            <text:p>106</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0" office:value-type="string" calcext:value-type="string">
            <text:p>Percentages in relation to the number of towns:</text:p>
          </table:table-cell>
          <table:table-cell table:style-name="ce1" table:number-columns-repeated="25"/>
          <table:table-cell table:number-columns-repeated="998"/>
        </table:table-row>
        <table:table-row table:style-name="ro1">
          <table:table-cell table:style-name="ce1" office:value-type="string" calcext:value-type="string">
            <text:p>Number of Inhabitants</text:p>
          </table:table-cell>
          <table:table-cell table:style-name="ce1" office:value-type="string" calcext:value-type="string">
            <text:p>Numer of towns</text:p>
          </table:table-cell>
          <table:table-cell table:style-name="ce1" office:value-type="string" calcext:value-type="string">
            <text:p>Percentage</text:p>
          </table:table-cell>
          <table:table-cell table:style-name="ce1" office:value-type="string" calcext:value-type="string">
            <text:p>Cumulative percentage</text:p>
          </table:table-cell>
          <table:table-cell table:style-name="ce1" table:number-columns-repeated="22"/>
          <table:table-cell table:number-columns-repeated="998"/>
        </table:table-row>
        <table:table-row table:style-name="ro1">
          <table:table-cell table:style-name="ce1" office:value-type="string" calcext:value-type="string">
            <text:p>Menos de 500</text:p>
          </table:table-cell>
          <table:table-cell table:style-name="ce11" office:value-type="float" office:value="14" calcext:value-type="float">
            <text:p>14</text:p>
          </table:table-cell>
          <table:table-cell table:number-columns-repeated="2" table:style-name="ce11" office:value-type="float" office:value="25.5" calcext:value-type="float">
            <text:p>25.5</text:p>
          </table:table-cell>
          <table:table-cell table:style-name="ce1" table:number-columns-repeated="22"/>
          <table:table-cell table:number-columns-repeated="998"/>
        </table:table-row>
        <table:table-row table:style-name="ro1">
          <table:table-cell table:style-name="ce1" office:value-type="string" calcext:value-type="string">
            <text:p>De 500 a 1000</text:p>
          </table:table-cell>
          <table:table-cell table:style-name="ce11" office:value-type="float" office:value="11" calcext:value-type="float">
            <text:p>11</text:p>
          </table:table-cell>
          <table:table-cell table:style-name="ce11" office:value-type="float" office:value="20" calcext:value-type="float">
            <text:p>20</text:p>
          </table:table-cell>
          <table:table-cell table:style-name="ce11" office:value-type="float" office:value="45.5" calcext:value-type="float">
            <text:p>45.5</text:p>
          </table:table-cell>
          <table:table-cell table:style-name="ce1" table:number-columns-repeated="22"/>
          <table:table-cell table:number-columns-repeated="998"/>
        </table:table-row>
        <table:table-row table:style-name="ro1">
          <table:table-cell table:style-name="ce1" office:value-type="string" calcext:value-type="string">
            <text:p>De 1000 a 2000</text:p>
          </table:table-cell>
          <table:table-cell table:style-name="ce11" office:value-type="float" office:value="8" calcext:value-type="float">
            <text:p>8</text:p>
          </table:table-cell>
          <table:table-cell table:style-name="ce11" office:value-type="float" office:value="14.5" calcext:value-type="float">
            <text:p>14.5</text:p>
          </table:table-cell>
          <table:table-cell table:style-name="ce11" office:value-type="float" office:value="60" calcext:value-type="float">
            <text:p>60</text:p>
          </table:table-cell>
          <table:table-cell table:style-name="ce1" table:number-columns-repeated="22"/>
          <table:table-cell table:number-columns-repeated="998"/>
        </table:table-row>
        <table:table-row table:style-name="ro1">
          <table:table-cell table:style-name="ce1" office:value-type="string" calcext:value-type="string">
            <text:p>De 2000 a 3000</text:p>
          </table:table-cell>
          <table:table-cell table:style-name="ce11" office:value-type="float" office:value="2" calcext:value-type="float">
            <text:p>2</text:p>
          </table:table-cell>
          <table:table-cell table:style-name="ce11" office:value-type="float" office:value="3.58" calcext:value-type="float">
            <text:p>3.58</text:p>
          </table:table-cell>
          <table:table-cell table:style-name="ce11" office:value-type="float" office:value="63.58" calcext:value-type="float">
            <text:p>63.58</text:p>
          </table:table-cell>
          <table:table-cell table:style-name="ce1" table:number-columns-repeated="22"/>
          <table:table-cell table:number-columns-repeated="998"/>
        </table:table-row>
        <table:table-row table:style-name="ro1">
          <table:table-cell table:style-name="ce1" office:value-type="string" calcext:value-type="string">
            <text:p>De 3000 a 4000</text:p>
          </table:table-cell>
          <table:table-cell table:style-name="ce11" office:value-type="float" office:value="4" calcext:value-type="float">
            <text:p>4</text:p>
          </table:table-cell>
          <table:table-cell table:style-name="ce11" office:value-type="float" office:value="7.3" calcext:value-type="float">
            <text:p>7.3</text:p>
          </table:table-cell>
          <table:table-cell table:style-name="ce11" office:value-type="float" office:value="70.88" calcext:value-type="float">
            <text:p>70.88</text:p>
          </table:table-cell>
          <table:table-cell table:style-name="ce1" table:number-columns-repeated="22"/>
          <table:table-cell table:number-columns-repeated="998"/>
        </table:table-row>
        <table:table-row table:style-name="ro1">
          <table:table-cell table:style-name="ce1" office:value-type="string" calcext:value-type="string">
            <text:p>De 7.000 a 8.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72.7" calcext:value-type="float">
            <text:p>72.7</text:p>
          </table:table-cell>
          <table:table-cell table:style-name="ce1" table:number-columns-repeated="22"/>
          <table:table-cell table:number-columns-repeated="998"/>
        </table:table-row>
        <table:table-row table:style-name="ro1">
          <table:table-cell table:style-name="ce1" office:value-type="string" calcext:value-type="string">
            <text:p>De 8.000 a 9.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74.52" calcext:value-type="float">
            <text:p>74.52</text:p>
          </table:table-cell>
          <table:table-cell table:style-name="ce1" table:number-columns-repeated="22"/>
          <table:table-cell table:number-columns-repeated="998"/>
        </table:table-row>
        <table:table-row table:style-name="ro1">
          <table:table-cell table:style-name="ce1" office:value-type="string" calcext:value-type="string">
            <text:p>De 9.000 a 10.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76.34" calcext:value-type="float">
            <text:p>76.34</text:p>
          </table:table-cell>
          <table:table-cell table:style-name="ce1" table:number-columns-repeated="22"/>
          <table:table-cell table:number-columns-repeated="998"/>
        </table:table-row>
        <table:table-row table:style-name="ro1">
          <table:table-cell table:style-name="ce1" office:value-type="string" calcext:value-type="string">
            <text:p>De 10.000 a 11.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78.16" calcext:value-type="float">
            <text:p>78.16</text:p>
          </table:table-cell>
          <table:table-cell table:style-name="ce1" table:number-columns-repeated="22"/>
          <table:table-cell table:number-columns-repeated="998"/>
        </table:table-row>
        <table:table-row table:style-name="ro1">
          <table:table-cell table:style-name="ce1" office:value-type="string" calcext:value-type="string">
            <text:p>De 11.000 a 12.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79.98" calcext:value-type="float">
            <text:p>79.98</text:p>
          </table:table-cell>
          <table:table-cell table:style-name="ce1" table:number-columns-repeated="22"/>
          <table:table-cell table:number-columns-repeated="998"/>
        </table:table-row>
        <table:table-row table:style-name="ro1">
          <table:table-cell table:style-name="ce1" office:value-type="string" calcext:value-type="string">
            <text:p>De 12.000 a 13.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81.8" calcext:value-type="float">
            <text:p>81.8</text:p>
          </table:table-cell>
          <table:table-cell table:style-name="ce1" table:number-columns-repeated="22"/>
          <table:table-cell table:number-columns-repeated="998"/>
        </table:table-row>
        <table:table-row table:style-name="ro1">
          <table:table-cell table:style-name="ce1" office:value-type="string" calcext:value-type="string">
            <text:p>De 14.000 a 15.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83.62" calcext:value-type="float">
            <text:p>83.62</text:p>
          </table:table-cell>
          <table:table-cell table:style-name="ce1" table:number-columns-repeated="22"/>
          <table:table-cell table:number-columns-repeated="998"/>
        </table:table-row>
        <table:table-row table:style-name="ro1">
          <table:table-cell table:style-name="ce1" office:value-type="string" calcext:value-type="string">
            <text:p>De 17.000 a 18.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85.4399999999999" calcext:value-type="float">
            <text:p>85.44</text:p>
          </table:table-cell>
          <table:table-cell table:style-name="ce1" table:number-columns-repeated="22"/>
          <table:table-cell table:number-columns-repeated="998"/>
        </table:table-row>
        <table:table-row table:style-name="ro1">
          <table:table-cell table:style-name="ce1" office:value-type="string" calcext:value-type="string">
            <text:p>De 21.000 a 22.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87.2599999999999" calcext:value-type="float">
            <text:p>87.26</text:p>
          </table:table-cell>
          <table:table-cell table:style-name="ce1" table:number-columns-repeated="22"/>
          <table:table-cell table:number-columns-repeated="998"/>
        </table:table-row>
        <table:table-row table:style-name="ro1">
          <table:table-cell table:style-name="ce1" office:value-type="string" calcext:value-type="string">
            <text:p>De 27.000 a 28.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89.0799999999999" calcext:value-type="float">
            <text:p>89.08</text:p>
          </table:table-cell>
          <table:table-cell table:style-name="ce1" table:number-columns-repeated="22"/>
          <table:table-cell table:number-columns-repeated="998"/>
        </table:table-row>
        <table:table-row table:style-name="ro1">
          <table:table-cell table:style-name="ce1" office:value-type="string" calcext:value-type="string">
            <text:p>De 98.000 a 99.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90.8999999999999" calcext:value-type="float">
            <text:p>90.9</text:p>
          </table:table-cell>
          <table:table-cell table:style-name="ce1" table:number-columns-repeated="22"/>
          <table:table-cell table:number-columns-repeated="998"/>
        </table:table-row>
        <table:table-row table:style-name="ro1">
          <table:table-cell table:style-name="ce1" office:value-type="string" calcext:value-type="string">
            <text:p>De 131.000 a 132.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92.7199999999999" calcext:value-type="float">
            <text:p>92.72</text:p>
          </table:table-cell>
          <table:table-cell table:style-name="ce1" table:number-columns-repeated="22"/>
          <table:table-cell table:number-columns-repeated="998"/>
        </table:table-row>
        <table:table-row table:style-name="ro1">
          <table:table-cell table:style-name="ce1" office:value-type="string" calcext:value-type="string">
            <text:p>De 138.000 a 139.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94.5399999999999" calcext:value-type="float">
            <text:p>94.54</text:p>
          </table:table-cell>
          <table:table-cell table:style-name="ce1" table:number-columns-repeated="22"/>
          <table:table-cell table:number-columns-repeated="998"/>
        </table:table-row>
        <table:table-row table:style-name="ro1">
          <table:table-cell table:style-name="ce1" office:value-type="string" calcext:value-type="string">
            <text:p>De 208.000 a 209.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96.3599999999999" calcext:value-type="float">
            <text:p>96.36</text:p>
          </table:table-cell>
          <table:table-cell table:style-name="ce1" table:number-columns-repeated="22"/>
          <table:table-cell table:number-columns-repeated="998"/>
        </table:table-row>
        <table:table-row table:style-name="ro1">
          <table:table-cell table:style-name="ce1" office:value-type="string" calcext:value-type="string">
            <text:p>De 254.000 a 255.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98.1799999999999" calcext:value-type="float">
            <text:p>98.18</text:p>
          </table:table-cell>
          <table:table-cell table:style-name="ce1" table:number-columns-repeated="22"/>
          <table:table-cell table:number-columns-repeated="998"/>
        </table:table-row>
        <table:table-row table:style-name="ro1">
          <table:table-cell table:style-name="ce1" office:value-type="string" calcext:value-type="string">
            <text:p>Más de 1.000.000</text:p>
          </table:table-cell>
          <table:table-cell table:style-name="ce11" office:value-type="float" office:value="1" calcext:value-type="float">
            <text:p>1</text:p>
          </table:table-cell>
          <table:table-cell table:style-name="ce11" office:value-type="float" office:value="1.82" calcext:value-type="float">
            <text:p>1.82</text:p>
          </table:table-cell>
          <table:table-cell table:style-name="ce11" office:value-type="float" office:value="99.9999999999999" calcext:value-type="float">
            <text:p>100</text:p>
          </table:table-cell>
          <table:table-cell table:style-name="ce1" table:number-columns-repeated="22"/>
          <table:table-cell table:number-columns-repeated="998"/>
        </table:table-row>
        <table:table-row table:style-name="ro1">
          <table:table-cell table:style-name="ce1" table:number-columns-repeated="26"/>
          <table:table-cell table:number-columns-repeated="998"/>
        </table:table-row>
        <table:table-row table:style-name="ro1" table:number-rows-repeated="973">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Stats_2" table:style-name="ta4">
        <table:table-column table:style-name="co19" table:default-cell-style-name="Default"/>
        <table:table-column table:style-name="co20" table:default-cell-style-name="Default"/>
        <table:table-column table:style-name="co21" table:default-cell-style-name="Default"/>
        <table:table-column table:style-name="co1" table:number-columns-repeated="3" table:default-cell-style-name="Default"/>
        <table:table-column table:style-name="co2" table:number-columns-repeated="20" table:default-cell-style-name="Default"/>
        <table:table-column table:style-name="co11" table:number-columns-repeated="998" table:default-cell-style-name="Default"/>
        <table:table-row table:style-name="ro1">
          <table:table-cell table:style-name="ce1" office:value-type="string" calcext:value-type="string">
            <text:p>Total towns afected: </text:p>
          </table:table-cell>
          <table:table-cell table:style-name="ce1" table:number-columns-repeated="25"/>
          <table:table-cell table:number-columns-repeated="998"/>
        </table:table-row>
        <table:table-row table:style-name="ro1">
          <table:table-cell table:style-name="ce1" office:value-type="string" calcext:value-type="string">
            <text:p>Total Actions/Charges</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2" office:value-type="string" calcext:value-type="string">
            <text:p>Percentages in relation to the number of Police Actions:</text:p>
          </table:table-cell>
          <table:table-cell table:style-name="ce1" table:number-columns-repeated="25"/>
          <table:table-cell table:number-columns-repeated="998"/>
        </table:table-row>
        <table:table-row table:style-name="ro1">
          <table:table-cell table:style-name="ce1" office:value-type="string" calcext:value-type="string">
            <text:p>Number of inhabitants</text:p>
          </table:table-cell>
          <table:table-cell table:style-name="ce1" office:value-type="string" calcext:value-type="string">
            <text:p>Number of Actions</text:p>
          </table:table-cell>
          <table:table-cell table:style-name="ce1" office:value-type="string" calcext:value-type="string">
            <text:p>Precentage</text:p>
          </table:table-cell>
          <table:table-cell table:style-name="ce1" office:value-type="string" calcext:value-type="string">
            <text:p>Cumulative percentage</text:p>
          </table:table-cell>
          <table:table-cell table:style-name="ce1" table:number-columns-repeated="22"/>
          <table:table-cell table:number-columns-repeated="998"/>
        </table:table-row>
        <table:table-row table:style-name="ro1">
          <table:table-cell table:style-name="ce1" office:value-type="string" calcext:value-type="string">
            <text:p>Menos de 500</text:p>
          </table:table-cell>
          <table:table-cell table:style-name="ce11" office:value-type="float" office:value="14" calcext:value-type="float">
            <text:p>14</text:p>
          </table:table-cell>
          <table:table-cell table:number-columns-repeated="2" table:style-name="ce11" office:value-type="float" office:value="13.2" calcext:value-type="float">
            <text:p>13.2</text:p>
          </table:table-cell>
          <table:table-cell table:style-name="ce1" table:number-columns-repeated="22"/>
          <table:table-cell table:number-columns-repeated="998"/>
        </table:table-row>
        <table:table-row table:style-name="ro1">
          <table:table-cell table:style-name="ce1" office:value-type="string" calcext:value-type="string">
            <text:p>De 500 a 1000</text:p>
          </table:table-cell>
          <table:table-cell table:style-name="ce11" office:value-type="float" office:value="11" calcext:value-type="float">
            <text:p>11</text:p>
          </table:table-cell>
          <table:table-cell table:style-name="ce11" office:value-type="float" office:value="10.4" calcext:value-type="float">
            <text:p>10.4</text:p>
          </table:table-cell>
          <table:table-cell table:style-name="ce11" office:value-type="float" office:value="23.6" calcext:value-type="float">
            <text:p>23.6</text:p>
          </table:table-cell>
          <table:table-cell table:style-name="ce1" table:number-columns-repeated="22"/>
          <table:table-cell table:number-columns-repeated="998"/>
        </table:table-row>
        <table:table-row table:style-name="ro1">
          <table:table-cell table:style-name="ce1" office:value-type="string" calcext:value-type="string">
            <text:p>De 1000 a 2000</text:p>
          </table:table-cell>
          <table:table-cell table:style-name="ce11" office:value-type="float" office:value="11" calcext:value-type="float">
            <text:p>11</text:p>
          </table:table-cell>
          <table:table-cell table:style-name="ce11" office:value-type="float" office:value="10.4" calcext:value-type="float">
            <text:p>10.4</text:p>
          </table:table-cell>
          <table:table-cell table:style-name="ce11" office:value-type="float" office:value="34" calcext:value-type="float">
            <text:p>34</text:p>
          </table:table-cell>
          <table:table-cell table:style-name="ce1" table:number-columns-repeated="22"/>
          <table:table-cell table:number-columns-repeated="998"/>
        </table:table-row>
        <table:table-row table:style-name="ro1">
          <table:table-cell table:style-name="ce1" office:value-type="string" calcext:value-type="string">
            <text:p>De 2000 a 3000</text:p>
          </table:table-cell>
          <table:table-cell table:style-name="ce11" office:value-type="float" office:value="2" calcext:value-type="float">
            <text:p>2</text:p>
          </table:table-cell>
          <table:table-cell table:style-name="ce11" office:value-type="float" office:value="1.9" calcext:value-type="float">
            <text:p>1.9</text:p>
          </table:table-cell>
          <table:table-cell table:style-name="ce11" office:value-type="float" office:value="35.9" calcext:value-type="float">
            <text:p>35.9</text:p>
          </table:table-cell>
          <table:table-cell table:style-name="ce1" table:number-columns-repeated="22"/>
          <table:table-cell table:number-columns-repeated="998"/>
        </table:table-row>
        <table:table-row table:style-name="ro1">
          <table:table-cell table:style-name="ce1" office:value-type="string" calcext:value-type="string">
            <text:p>De 3000 a 4000</text:p>
          </table:table-cell>
          <table:table-cell table:style-name="ce11" office:value-type="float" office:value="4" calcext:value-type="float">
            <text:p>4</text:p>
          </table:table-cell>
          <table:table-cell table:style-name="ce11" office:value-type="float" office:value="3.8" calcext:value-type="float">
            <text:p>3.8</text:p>
          </table:table-cell>
          <table:table-cell table:style-name="ce11" office:value-type="float" office:value="39.7" calcext:value-type="float">
            <text:p>39.7</text:p>
          </table:table-cell>
          <table:table-cell table:style-name="ce1" table:number-columns-repeated="22"/>
          <table:table-cell table:number-columns-repeated="998"/>
        </table:table-row>
        <table:table-row table:style-name="ro1">
          <table:table-cell table:style-name="ce1" office:value-type="string" calcext:value-type="string">
            <text:p>De 7.000 a 8.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0.65" calcext:value-type="float">
            <text:p>40.65</text:p>
          </table:table-cell>
          <table:table-cell table:style-name="ce1" table:number-columns-repeated="22"/>
          <table:table-cell table:number-columns-repeated="998"/>
        </table:table-row>
        <table:table-row table:style-name="ro1">
          <table:table-cell table:style-name="ce1" office:value-type="string" calcext:value-type="string">
            <text:p>De 8.000 a 9.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1.6" calcext:value-type="float">
            <text:p>41.6</text:p>
          </table:table-cell>
          <table:table-cell table:style-name="ce1" table:number-columns-repeated="22"/>
          <table:table-cell table:number-columns-repeated="998"/>
        </table:table-row>
        <table:table-row table:style-name="ro1">
          <table:table-cell table:style-name="ce1" office:value-type="string" calcext:value-type="string">
            <text:p>De 9.000 a 10.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2.55" calcext:value-type="float">
            <text:p>42.55</text:p>
          </table:table-cell>
          <table:table-cell table:style-name="ce1" table:number-columns-repeated="22"/>
          <table:table-cell table:number-columns-repeated="998"/>
        </table:table-row>
        <table:table-row table:style-name="ro1">
          <table:table-cell table:style-name="ce1" office:value-type="string" calcext:value-type="string">
            <text:p>De 10.000 a 11.000</text:p>
          </table:table-cell>
          <table:table-cell table:style-name="ce11" office:value-type="float" office:value="2" calcext:value-type="float">
            <text:p>2</text:p>
          </table:table-cell>
          <table:table-cell table:style-name="ce11" office:value-type="float" office:value="1.9" calcext:value-type="float">
            <text:p>1.9</text:p>
          </table:table-cell>
          <table:table-cell table:style-name="ce11" office:value-type="float" office:value="44.45" calcext:value-type="float">
            <text:p>44.45</text:p>
          </table:table-cell>
          <table:table-cell table:style-name="ce1" table:number-columns-repeated="22"/>
          <table:table-cell table:number-columns-repeated="998"/>
        </table:table-row>
        <table:table-row table:style-name="ro1">
          <table:table-cell table:style-name="ce1" office:value-type="string" calcext:value-type="string">
            <text:p>De 11.000 a 12.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5.4" calcext:value-type="float">
            <text:p>45.4</text:p>
          </table:table-cell>
          <table:table-cell table:style-name="ce1" table:number-columns-repeated="22"/>
          <table:table-cell table:number-columns-repeated="998"/>
        </table:table-row>
        <table:table-row table:style-name="ro1">
          <table:table-cell table:style-name="ce1" office:value-type="string" calcext:value-type="string">
            <text:p>De 12.000 a 13.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6.35" calcext:value-type="float">
            <text:p>46.35</text:p>
          </table:table-cell>
          <table:table-cell table:style-name="ce1" table:number-columns-repeated="22"/>
          <table:table-cell table:number-columns-repeated="998"/>
        </table:table-row>
        <table:table-row table:style-name="ro1">
          <table:table-cell table:style-name="ce1" office:value-type="string" calcext:value-type="string">
            <text:p>De 14.000 a 15.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7.3" calcext:value-type="float">
            <text:p>47.3</text:p>
          </table:table-cell>
          <table:table-cell table:style-name="ce1" table:number-columns-repeated="22"/>
          <table:table-cell table:number-columns-repeated="998"/>
        </table:table-row>
        <table:table-row table:style-name="ro1">
          <table:table-cell table:style-name="ce1" office:value-type="string" calcext:value-type="string">
            <text:p>De 17.000 a 18.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8.25" calcext:value-type="float">
            <text:p>48.25</text:p>
          </table:table-cell>
          <table:table-cell table:style-name="ce1" table:number-columns-repeated="22"/>
          <table:table-cell table:number-columns-repeated="998"/>
        </table:table-row>
        <table:table-row table:style-name="ro1">
          <table:table-cell table:style-name="ce1" office:value-type="string" calcext:value-type="string">
            <text:p>De 21.000 a 22.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49.2" calcext:value-type="float">
            <text:p>49.2</text:p>
          </table:table-cell>
          <table:table-cell table:style-name="ce1" table:number-columns-repeated="22"/>
          <table:table-cell table:number-columns-repeated="998"/>
        </table:table-row>
        <table:table-row table:style-name="ro1">
          <table:table-cell table:style-name="ce1" office:value-type="string" calcext:value-type="string">
            <text:p>De 27.000 a 28.000</text:p>
          </table:table-cell>
          <table:table-cell table:style-name="ce11" office:value-type="float" office:value="4" calcext:value-type="float">
            <text:p>4</text:p>
          </table:table-cell>
          <table:table-cell table:style-name="ce11" office:value-type="float" office:value="3.8" calcext:value-type="float">
            <text:p>3.8</text:p>
          </table:table-cell>
          <table:table-cell table:style-name="ce11" office:value-type="float" office:value="53" calcext:value-type="float">
            <text:p>53</text:p>
          </table:table-cell>
          <table:table-cell table:style-name="ce1" table:number-columns-repeated="22"/>
          <table:table-cell table:number-columns-repeated="998"/>
        </table:table-row>
        <table:table-row table:style-name="ro1">
          <table:table-cell table:style-name="ce1" office:value-type="string" calcext:value-type="string">
            <text:p>De 98.000 a 99.000</text:p>
          </table:table-cell>
          <table:table-cell table:style-name="ce11" office:value-type="float" office:value="8" calcext:value-type="float">
            <text:p>8</text:p>
          </table:table-cell>
          <table:table-cell table:style-name="ce11" office:value-type="float" office:value="7.5" calcext:value-type="float">
            <text:p>7.5</text:p>
          </table:table-cell>
          <table:table-cell table:style-name="ce11" office:value-type="float" office:value="60.5" calcext:value-type="float">
            <text:p>60.5</text:p>
          </table:table-cell>
          <table:table-cell table:style-name="ce1" table:number-columns-repeated="22"/>
          <table:table-cell table:number-columns-repeated="998"/>
        </table:table-row>
        <table:table-row table:style-name="ro1">
          <table:table-cell table:style-name="ce1" office:value-type="string" calcext:value-type="string">
            <text:p>De 131.000 a 132.000</text:p>
          </table:table-cell>
          <table:table-cell table:style-name="ce11" office:value-type="float" office:value="7" calcext:value-type="float">
            <text:p>7</text:p>
          </table:table-cell>
          <table:table-cell table:style-name="ce11" office:value-type="float" office:value="6.6" calcext:value-type="float">
            <text:p>6.6</text:p>
          </table:table-cell>
          <table:table-cell table:style-name="ce11" office:value-type="float" office:value="67.1" calcext:value-type="float">
            <text:p>67.1</text:p>
          </table:table-cell>
          <table:table-cell table:style-name="ce1" table:number-columns-repeated="22"/>
          <table:table-cell table:number-columns-repeated="998"/>
        </table:table-row>
        <table:table-row table:style-name="ro1">
          <table:table-cell table:style-name="ce1" office:value-type="string" calcext:value-type="string">
            <text:p>De 138.000 a 139.000</text:p>
          </table:table-cell>
          <table:table-cell table:style-name="ce11" office:value-type="float" office:value="5" calcext:value-type="float">
            <text:p>5</text:p>
          </table:table-cell>
          <table:table-cell table:style-name="ce11" office:value-type="float" office:value="4.6" calcext:value-type="float">
            <text:p>4.6</text:p>
          </table:table-cell>
          <table:table-cell table:style-name="ce11" office:value-type="float" office:value="71.7" calcext:value-type="float">
            <text:p>71.7</text:p>
          </table:table-cell>
          <table:table-cell table:style-name="ce1" table:number-columns-repeated="22"/>
          <table:table-cell table:number-columns-repeated="998"/>
        </table:table-row>
        <table:table-row table:style-name="ro1">
          <table:table-cell table:style-name="ce1" office:value-type="string" calcext:value-type="string">
            <text:p>De 208.000 a 209.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72.65" calcext:value-type="float">
            <text:p>72.65</text:p>
          </table:table-cell>
          <table:table-cell table:style-name="ce1" table:number-columns-repeated="22"/>
          <table:table-cell table:number-columns-repeated="998"/>
        </table:table-row>
        <table:table-row table:style-name="ro1">
          <table:table-cell table:style-name="ce1" office:value-type="string" calcext:value-type="string">
            <text:p>De 254.000 a 255.000</text:p>
          </table:table-cell>
          <table:table-cell table:style-name="ce11" office:value-type="float" office:value="1" calcext:value-type="float">
            <text:p>1</text:p>
          </table:table-cell>
          <table:table-cell table:style-name="ce11" office:value-type="float" office:value="0.95" calcext:value-type="float">
            <text:p>0.95</text:p>
          </table:table-cell>
          <table:table-cell table:style-name="ce11" office:value-type="float" office:value="73.6" calcext:value-type="float">
            <text:p>73.6</text:p>
          </table:table-cell>
          <table:table-cell table:style-name="ce1" table:number-columns-repeated="22"/>
          <table:table-cell table:number-columns-repeated="998"/>
        </table:table-row>
        <table:table-row table:style-name="ro1">
          <table:table-cell table:style-name="ce1" office:value-type="string" calcext:value-type="string">
            <text:p>Más de 1.000.000</text:p>
          </table:table-cell>
          <table:table-cell table:style-name="ce11" office:value-type="float" office:value="28" calcext:value-type="float">
            <text:p>28</text:p>
          </table:table-cell>
          <table:table-cell table:style-name="ce11" office:value-type="float" office:value="26.4" calcext:value-type="float">
            <text:p>26.4</text:p>
          </table:table-cell>
          <table:table-cell table:style-name="ce11" office:value-type="float" office:value="100" calcext:value-type="float">
            <text:p>100</text:p>
          </table:table-cell>
          <table:table-cell table:style-name="ce1" table:number-columns-repeated="22"/>
          <table:table-cell table:number-columns-repeated="998"/>
        </table:table-row>
        <table:table-row table:style-name="ro1">
          <table:table-cell table:style-name="ce1" table:number-columns-repeated="26"/>
          <table:table-cell table:number-columns-repeated="998"/>
        </table:table-row>
        <table:table-row table:style-name="ro1" table:number-rows-repeated="973">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illages" style:display-name="PageStyle_Villages" style:page-layout-name="Mpm3">
      <style:header style:display="false"/>
      <style:header-left style:display="false"/>
      <style:footer style:display="false"/>
      <style:footer-left style:display="false"/>
    </style:master-page>
    <style:master-page style:name="PageStyle_5f_Provinces" style:display-name="PageStyle_Provinces" style:page-layout-name="Mpm3">
      <style:header style:display="false"/>
      <style:header-left style:display="false"/>
      <style:footer style:display="false"/>
      <style:footer-left style:display="false"/>
    </style:master-page>
    <style:master-page style:name="PageStyle_5f_Stats_5f_1" style:display-name="PageStyle_Stats_1" style:page-layout-name="Mpm3">
      <style:header style:display="false"/>
      <style:header-left style:display="false"/>
      <style:footer style:display="false"/>
      <style:footer-left style:display="false"/>
    </style:master-page>
    <style:master-page style:name="PageStyle_5f_Stats_5f_2" style:display-name="PageStyle_Stats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795" meta:object-count="0"/>
    <meta:generator>LibreOfficeDev/5.1.0.3$Linux_X86_64 LibreOffice_project/</meta:generator>
  </office:meta>
</office:document-meta>
</file>